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46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shapes>
          <draw:frame draw:z-index="0" draw:style-name="gr1" svg:width="7.989in" svg:height="4.4969in" svg:x="4.7075in" svg:y="0.0417in">
            <draw:object draw:notify-on-update-of-ranges="Sheet1.A1:Sheet1.A1 Sheet1.A2:Sheet1.A101 Sheet1.B1:Sheet1.B1 Sheet1.B2:Sheet1.B101 Sheet1.A1:Sheet1.A1 Sheet1.A2:Sheet1.A101 Sheet1.C1:Sheet1.C1 Sheet1.C2:Sheet1.C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0299in" svg:height="4.5201in" svg:x="4.6862in" svg:y="4.5591in">
            <draw:object draw:notify-on-update-of-ranges="Sheet1.A1:Sheet1.A1 Sheet1.A2:Sheet1.A101 Sheet1.D1:Sheet1.D1 Sheet1.D2:Sheet1.D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ataSet Size</text:p>
          </table:table-cell>
          <table:table-cell office:value-type="string">
            <text:p>Merge-Split for N=4</text:p>
          </table:table-cell>
          <table:table-cell office:value-type="string">
            <text:p>Sequential Time</text:p>
          </table:table-cell>
          <table:table-cell office:value-type="string">
            <text:p>Speedup (with N=4)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164449214935303">
            <text:p>0.0164449215</text:p>
          </table:table-cell>
          <table:table-cell office:value-type="float" office:value="0.0290541648864746">
            <text:p>0.0290541649</text:p>
          </table:table-cell>
          <table:table-cell office:value-type="float" office:value="1.76675607104023">
            <text:p>1.766756071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.0352599620819092">
            <text:p>0.0352599621</text:p>
          </table:table-cell>
          <table:table-cell office:value-type="float" office:value="0.0378868579864502">
            <text:p>0.037886858</text:p>
          </table:table-cell>
          <table:table-cell office:value-type="float" office:value="1.07450081478927">
            <text:p>1.0745008148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.0322260856628418">
            <text:p>0.0322260857</text:p>
          </table:table-cell>
          <table:table-cell office:value-type="float" office:value="0.0375268459320068">
            <text:p>0.0375268459</text:p>
          </table:table-cell>
          <table:table-cell office:value-type="float" office:value="1.16448663125342">
            <text:p>1.1644866313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.0211348533630371">
            <text:p>0.0211348534</text:p>
          </table:table-cell>
          <table:table-cell office:value-type="float" office:value="0.0443720817565918">
            <text:p>0.0443720818</text:p>
          </table:table-cell>
          <table:table-cell office:value-type="float" office:value="2.09947431356181">
            <text:p>2.0994743136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243310928344727">
            <text:p>0.0243310928</text:p>
          </table:table-cell>
          <table:table-cell office:value-type="float" office:value="0.0736370086669922">
            <text:p>0.0736370087</text:p>
          </table:table-cell>
          <table:table-cell office:value-type="float" office:value="3.02645710030181">
            <text:p>3.0264571003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0.0404238700866699">
            <text:p>0.0404238701</text:p>
          </table:table-cell>
          <table:table-cell office:value-type="float" office:value="0.0808911323547363">
            <text:p>0.0808911324</text:p>
          </table:table-cell>
          <table:table-cell office:value-type="float" office:value="2.00107342966677">
            <text:p>2.0010734297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0.0342659950256348">
            <text:p>0.034265995</text:p>
          </table:table-cell>
          <table:table-cell office:value-type="float" office:value="0.113806962966919">
            <text:p>0.113806963</text:p>
          </table:table-cell>
          <table:table-cell office:value-type="float" office:value="3.32127997105523">
            <text:p>3.3212799711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0.0464179515838623">
            <text:p>0.0464179516</text:p>
          </table:table-cell>
          <table:table-cell office:value-type="float" office:value="0.11514687538147">
            <text:p>0.1151468754</text:p>
          </table:table-cell>
          <table:table-cell office:value-type="float" office:value="2.48065395935097">
            <text:p>2.4806539594</text:p>
          </table:table-cell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0.044018030166626">
            <text:p>0.0440180302</text:p>
          </table:table-cell>
          <table:table-cell office:value-type="float" office:value="0.136167049407959">
            <text:p>0.1361670494</text:p>
          </table:table-cell>
          <table:table-cell office:value-type="float" office:value="3.09343805010156">
            <text:p>3.0934380501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520009994506836">
            <text:p>0.0520009995</text:p>
          </table:table-cell>
          <table:table-cell office:value-type="float" office:value="0.138782024383545">
            <text:p>0.1387820244</text:p>
          </table:table-cell>
          <table:table-cell office:value-type="float" office:value="2.6688337887652">
            <text:p>2.6688337888</text:p>
          </table:table-cell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0.0855519771575928">
            <text:p>0.0855519772</text:p>
          </table:table-cell>
          <table:table-cell office:value-type="float" office:value="0.149358987808228">
            <text:p>0.1493589878</text:p>
          </table:table-cell>
          <table:table-cell office:value-type="float" office:value="1.74582742293726">
            <text:p>1.7458274229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0.0734248161315918">
            <text:p>0.0734248161</text:p>
          </table:table-cell>
          <table:table-cell office:value-type="float" office:value="0.164433002471924">
            <text:p>0.1644330025</text:p>
          </table:table-cell>
          <table:table-cell office:value-type="float" office:value="2.23947448744342">
            <text:p>2.2394744874</text:p>
          </table:table-cell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0.0792829990386963">
            <text:p>0.079282999</text:p>
          </table:table-cell>
          <table:table-cell office:value-type="float" office:value="0.175055980682373">
            <text:p>0.1750559807</text:p>
          </table:table-cell>
          <table:table-cell office:value-type="float" office:value="2.20798888544733">
            <text:p>2.2079888854</text:p>
          </table:table-cell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0.108366966247559">
            <text:p>0.1083669662</text:p>
          </table:table-cell>
          <table:table-cell office:value-type="float" office:value="0.194812059402466">
            <text:p>0.1948120594</text:p>
          </table:table-cell>
          <table:table-cell office:value-type="float" office:value="1.79770705177284">
            <text:p>1.7977070518</text:p>
          </table:table-cell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0.0926511287689209">
            <text:p>0.0926511288</text:p>
          </table:table-cell>
          <table:table-cell office:value-type="float" office:value="0.199114084243774">
            <text:p>0.1991140842</text:p>
          </table:table-cell>
          <table:table-cell office:value-type="float" office:value="2.14907348555224">
            <text:p>2.1490734856</text:p>
          </table:table-cell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0.0877959728240967">
            <text:p>0.0877959728</text:p>
          </table:table-cell>
          <table:table-cell office:value-type="float" office:value="0.213842153549194">
            <text:p>0.2138421535</text:p>
          </table:table-cell>
          <table:table-cell office:value-type="float" office:value="2.43567155383809">
            <text:p>2.4356715538</text:p>
          </table:table-cell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0.093940019607544">
            <text:p>0.0939400196</text:p>
          </table:table-cell>
          <table:table-cell office:value-type="float" office:value="0.230295896530151">
            <text:p>0.2302958965</text:p>
          </table:table-cell>
          <table:table-cell office:value-type="float" office:value="2.45152063510595">
            <text:p>2.4515206351</text:p>
          </table:table-cell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0.13304615020752">
            <text:p>0.1330461502</text:p>
          </table:table-cell>
          <table:table-cell office:value-type="float" office:value="0.241153001785278">
            <text:p>0.2411530018</text:p>
          </table:table-cell>
          <table:table-cell office:value-type="float" office:value="1.81255151997362">
            <text:p>1.81255152</text:p>
          </table:table-cell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0.0968761444091797">
            <text:p>0.0968761444</text:p>
          </table:table-cell>
          <table:table-cell office:value-type="float" office:value="0.238919973373413">
            <text:p>0.2389199734</text:p>
          </table:table-cell>
          <table:table-cell office:value-type="float" office:value="2.46624155854384">
            <text:p>2.4662415585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104405879974365">
            <text:p>0.10440588</text:p>
          </table:table-cell>
          <table:table-cell office:value-type="float" office:value="0.257504940032959">
            <text:p>0.25750494</text:p>
          </table:table-cell>
          <table:table-cell office:value-type="float" office:value="2.46638350345961">
            <text:p>2.4663835035</text:p>
          </table:table-cell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0.153497934341431">
            <text:p>0.1534979343</text:p>
          </table:table-cell>
          <table:table-cell office:value-type="float" office:value="0.267161130905151">
            <text:p>0.2671611309</text:p>
          </table:table-cell>
          <table:table-cell office:value-type="float" office:value="1.74048681535281">
            <text:p>1.7404868154</text:p>
          </table:table-cell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0.12319016456604">
            <text:p>0.1231901646</text:p>
          </table:table-cell>
          <table:table-cell office:value-type="float" office:value="0.286979913711548">
            <text:p>0.2869799137</text:p>
          </table:table-cell>
          <table:table-cell office:value-type="float" office:value="2.32956839308144">
            <text:p>2.3295683931</text:p>
          </table:table-cell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0.116445064544678">
            <text:p>0.1164450645</text:p>
          </table:table-cell>
          <table:table-cell office:value-type="float" office:value="0.303720951080322">
            <text:p>0.3037209511</text:p>
          </table:table-cell>
          <table:table-cell office:value-type="float" office:value="2.60827672059721">
            <text:p>2.6082767206</text:p>
          </table:table-cell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0.128456115722656">
            <text:p>0.1284561157</text:p>
          </table:table-cell>
          <table:table-cell office:value-type="float" office:value="0.322234869003296">
            <text:p>0.322234869</text:p>
          </table:table-cell>
          <table:table-cell office:value-type="float" office:value="2.50852103997149">
            <text:p>2.50852104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0.131105899810791">
            <text:p>0.1311058998</text:p>
          </table:table-cell>
          <table:table-cell office:value-type="float" office:value="0.324138879776001">
            <text:p>0.3241388798</text:p>
          </table:table-cell>
          <table:table-cell office:value-type="float" office:value="2.47234396197113">
            <text:p>2.472343962</text:p>
          </table:table-cell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0.193856954574585">
            <text:p>0.1938569546</text:p>
          </table:table-cell>
          <table:table-cell office:value-type="float" office:value="0.336861133575439">
            <text:p>0.3368611336</text:p>
          </table:table-cell>
          <table:table-cell office:value-type="float" office:value="1.73767886901285">
            <text:p>1.737678869</text:p>
          </table:table-cell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0.137913942337036">
            <text:p>0.1379139423</text:p>
          </table:table-cell>
          <table:table-cell office:value-type="float" office:value="0.34421706199646">
            <text:p>0.344217062</text:p>
          </table:table-cell>
          <table:table-cell office:value-type="float" office:value="2.49588298444299">
            <text:p>2.4958829844</text:p>
          </table:table-cell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0.14356803894043">
            <text:p>0.1435680389</text:p>
          </table:table-cell>
          <table:table-cell office:value-type="float" office:value="0.340409994125366">
            <text:p>0.3404099941</text:p>
          </table:table-cell>
          <table:table-cell office:value-type="float" office:value="2.37107086394495">
            <text:p>2.3710708639</text:p>
          </table:table-cell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0.160614967346191">
            <text:p>0.1606149673</text:p>
          </table:table-cell>
          <table:table-cell office:value-type="float" office:value="0.356710910797119">
            <text:p>0.3567109108</text:p>
          </table:table-cell>
          <table:table-cell office:value-type="float" office:value="2.22090703432551">
            <text:p>2.2209070343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0.164347171783447">
            <text:p>0.1643471718</text:p>
          </table:table-cell>
          <table:table-cell office:value-type="float" office:value="0.384068965911865">
            <text:p>0.3840689659</text:p>
          </table:table-cell>
          <table:table-cell office:value-type="float" office:value="2.33693687420393">
            <text:p>2.3369368742</text:p>
          </table:table-cell>
        </table:table-row>
        <table:table-row table:style-name="ro1">
          <table:table-cell office:value-type="float" office:value="310000">
            <text:p>310000</text:p>
          </table:table-cell>
          <table:table-cell office:value-type="float" office:value="0.154596090316772">
            <text:p>0.1545960903</text:p>
          </table:table-cell>
          <table:table-cell office:value-type="float" office:value="0.401625156402588">
            <text:p>0.4016251564</text:p>
          </table:table-cell>
          <table:table-cell office:value-type="float" office:value="2.59789982773591">
            <text:p>2.5978998277</text:p>
          </table:table-cell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0.174748182296753">
            <text:p>0.1747481823</text:p>
          </table:table-cell>
          <table:table-cell office:value-type="float" office:value="0.411559104919434">
            <text:p>0.4115591049</text:p>
          </table:table-cell>
          <table:table-cell office:value-type="float" office:value="2.3551552840792">
            <text:p>2.3551552841</text:p>
          </table:table-cell>
        </table:table-row>
        <table:table-row table:style-name="ro1">
          <table:table-cell office:value-type="float" office:value="330000">
            <text:p>330000</text:p>
          </table:table-cell>
          <table:table-cell office:value-type="float" office:value="0.234954118728638">
            <text:p>0.2349541187</text:p>
          </table:table-cell>
          <table:table-cell office:value-type="float" office:value="0.42150616645813">
            <text:p>0.4215061665</text:p>
          </table:table-cell>
          <table:table-cell office:value-type="float" office:value="1.79399351983675">
            <text:p>1.7939935198</text:p>
          </table:table-cell>
        </table:table-row>
        <table:table-row table:style-name="ro1">
          <table:table-cell office:value-type="float" office:value="340000">
            <text:p>340000</text:p>
          </table:table-cell>
          <table:table-cell office:value-type="float" office:value="0.180782794952393">
            <text:p>0.180782795</text:p>
          </table:table-cell>
          <table:table-cell office:value-type="float" office:value="0.442420959472656">
            <text:p>0.4424209595</text:p>
          </table:table-cell>
          <table:table-cell office:value-type="float" office:value="2.44725146322228">
            <text:p>2.4472514632</text:p>
          </table:table-cell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0.184934854507446">
            <text:p>0.1849348545</text:p>
          </table:table-cell>
          <table:table-cell office:value-type="float" office:value="0.450971126556397">
            <text:p>0.4509711266</text:p>
          </table:table-cell>
          <table:table-cell office:value-type="float" office:value="2.43854046743924">
            <text:p>2.4385404674</text:p>
          </table:table-cell>
        </table:table-row>
        <table:table-row table:style-name="ro1">
          <table:table-cell office:value-type="float" office:value="360000">
            <text:p>360000</text:p>
          </table:table-cell>
          <table:table-cell office:value-type="float" office:value="0.191725015640259">
            <text:p>0.1917250156</text:p>
          </table:table-cell>
          <table:table-cell office:value-type="float" office:value="0.456226110458374">
            <text:p>0.4562261105</text:p>
          </table:table-cell>
          <table:table-cell office:value-type="float" office:value="2.37958572560197">
            <text:p>2.3795857256</text:p>
          </table:table-cell>
        </table:table-row>
        <table:table-row table:style-name="ro1">
          <table:table-cell office:value-type="float" office:value="370000">
            <text:p>370000</text:p>
          </table:table-cell>
          <table:table-cell office:value-type="float" office:value="0.248059988021851">
            <text:p>0.248059988</text:p>
          </table:table-cell>
          <table:table-cell office:value-type="float" office:value="0.488686084747314">
            <text:p>0.4886860847</text:p>
          </table:table-cell>
          <table:table-cell office:value-type="float" office:value="1.9700318807734">
            <text:p>1.9700318808</text:p>
          </table:table-cell>
        </table:table-row>
        <table:table-row table:style-name="ro1">
          <table:table-cell office:value-type="float" office:value="380000">
            <text:p>380000</text:p>
          </table:table-cell>
          <table:table-cell office:value-type="float" office:value="0.196748971939087">
            <text:p>0.1967489719</text:p>
          </table:table-cell>
          <table:table-cell office:value-type="float" office:value="0.473453998565674">
            <text:p>0.4734539986</text:p>
          </table:table-cell>
          <table:table-cell office:value-type="float" office:value="2.40638613711412">
            <text:p>2.4063861371</text:p>
          </table:table-cell>
        </table:table-row>
        <table:table-row table:style-name="ro1">
          <table:table-cell office:value-type="float" office:value="390000">
            <text:p>390000</text:p>
          </table:table-cell>
          <table:table-cell office:value-type="float" office:value="0.200777053833008">
            <text:p>0.2007770538</text:p>
          </table:table-cell>
          <table:table-cell office:value-type="float" office:value="0.503393173217773">
            <text:p>0.5033931732</text:p>
          </table:table-cell>
          <table:table-cell office:value-type="float" office:value="2.50722462356909">
            <text:p>2.5072246236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0.258387088775635">
            <text:p>0.2583870888</text:p>
          </table:table-cell>
          <table:table-cell office:value-type="float" office:value="0.48520302772522">
            <text:p>0.4852030277</text:p>
          </table:table-cell>
          <table:table-cell office:value-type="float" office:value="1.87781452248388">
            <text:p>1.8778145225</text:p>
          </table:table-cell>
        </table:table-row>
        <table:table-row table:style-name="ro1">
          <table:table-cell office:value-type="float" office:value="410000">
            <text:p>410000</text:p>
          </table:table-cell>
          <table:table-cell office:value-type="float" office:value="0.227453947067261">
            <text:p>0.2274539471</text:p>
          </table:table-cell>
          <table:table-cell office:value-type="float" office:value="0.533246040344238">
            <text:p>0.5332460403</text:p>
          </table:table-cell>
          <table:table-cell office:value-type="float" office:value="2.34441321955407">
            <text:p>2.3444132196</text:p>
          </table:table-cell>
        </table:table-row>
        <table:table-row table:style-name="ro1">
          <table:table-cell office:value-type="float" office:value="420000">
            <text:p>420000</text:p>
          </table:table-cell>
          <table:table-cell office:value-type="float" office:value="0.263871908187866">
            <text:p>0.2638719082</text:p>
          </table:table-cell>
          <table:table-cell office:value-type="float" office:value="0.517060041427612">
            <text:p>0.5170600414</text:p>
          </table:table-cell>
          <table:table-cell office:value-type="float" office:value="1.95951151063601">
            <text:p>1.9595115106</text:p>
          </table:table-cell>
        </table:table-row>
        <table:table-row table:style-name="ro1">
          <table:table-cell office:value-type="float" office:value="430000">
            <text:p>430000</text:p>
          </table:table-cell>
          <table:table-cell office:value-type="float" office:value="0.230590105056763">
            <text:p>0.2305901051</text:p>
          </table:table-cell>
          <table:table-cell office:value-type="float" office:value="0.551095962524414">
            <text:p>0.5510959625</text:p>
          </table:table-cell>
          <table:table-cell office:value-type="float" office:value="2.38993760113321">
            <text:p>2.3899376011</text:p>
          </table:table-cell>
        </table:table-row>
        <table:table-row table:style-name="ro1">
          <table:table-cell office:value-type="float" office:value="440000">
            <text:p>440000</text:p>
          </table:table-cell>
          <table:table-cell office:value-type="float" office:value="0.288086891174316">
            <text:p>0.2880868912</text:p>
          </table:table-cell>
          <table:table-cell office:value-type="float" office:value="0.568418025970459">
            <text:p>0.568418026</text:p>
          </table:table-cell>
          <table:table-cell office:value-type="float" office:value="1.9730784127436">
            <text:p>1.9730784127</text:p>
          </table:table-cell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0.228932857513428">
            <text:p>0.2289328575</text:p>
          </table:table-cell>
          <table:table-cell office:value-type="float" office:value="0.54938006401062">
            <text:p>0.549380064</text:p>
          </table:table-cell>
          <table:table-cell office:value-type="float" office:value="2.39974318224896">
            <text:p>2.3997431822</text:p>
          </table:table-cell>
        </table:table-row>
        <table:table-row table:style-name="ro1">
          <table:table-cell office:value-type="float" office:value="460000">
            <text:p>460000</text:p>
          </table:table-cell>
          <table:table-cell office:value-type="float" office:value="0.234786987304687">
            <text:p>0.2347869873</text:p>
          </table:table-cell>
          <table:table-cell office:value-type="float" office:value="0.573669195175171">
            <text:p>0.5736691952</text:p>
          </table:table-cell>
          <table:table-cell office:value-type="float" office:value="2.44336026353415">
            <text:p>2.4433602635</text:p>
          </table:table-cell>
        </table:table-row>
        <table:table-row table:style-name="ro1">
          <table:table-cell office:value-type="float" office:value="470000">
            <text:p>470000</text:p>
          </table:table-cell>
          <table:table-cell office:value-type="float" office:value="0.313901901245117">
            <text:p>0.3139019012</text:p>
          </table:table-cell>
          <table:table-cell office:value-type="float" office:value="0.596331119537354">
            <text:p>0.5963311195</text:p>
          </table:table-cell>
          <table:table-cell office:value-type="float" office:value="1.89973720188364">
            <text:p>1.8997372019</text:p>
          </table:table-cell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0.268790006637573">
            <text:p>0.2687900066</text:p>
          </table:table-cell>
          <table:table-cell office:value-type="float" office:value="0.617504835128784">
            <text:p>0.6175048351</text:p>
          </table:table-cell>
          <table:table-cell office:value-type="float" office:value="2.29735042181611">
            <text:p>2.2973504218</text:p>
          </table:table-cell>
        </table:table-row>
        <table:table-row table:style-name="ro1">
          <table:table-cell office:value-type="float" office:value="490000">
            <text:p>490000</text:p>
          </table:table-cell>
          <table:table-cell office:value-type="float" office:value="0.257759094238281">
            <text:p>0.2577590942</text:p>
          </table:table-cell>
          <table:table-cell office:value-type="float" office:value="0.628350973129272">
            <text:p>0.6283509731</text:p>
          </table:table-cell>
          <table:table-cell office:value-type="float" office:value="2.43774511617582">
            <text:p>2.4377451162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297823905944824">
            <text:p>0.2978239059</text:p>
          </table:table-cell>
          <table:table-cell office:value-type="float" office:value="0.637763023376465">
            <text:p>0.6377630234</text:p>
          </table:table-cell>
          <table:table-cell office:value-type="float" office:value="2.14140977485743">
            <text:p>2.1414097749</text:p>
          </table:table-cell>
        </table:table-row>
        <table:table-row table:style-name="ro1">
          <table:table-cell office:value-type="float" office:value="510000">
            <text:p>510000</text:p>
          </table:table-cell>
          <table:table-cell office:value-type="float" office:value="0.338665962219238">
            <text:p>0.3386659622</text:p>
          </table:table-cell>
          <table:table-cell office:value-type="float" office:value="0.647155046463013">
            <text:p>0.6471550465</text:p>
          </table:table-cell>
          <table:table-cell office:value-type="float" office:value="1.91089486000389">
            <text:p>1.91089486</text:p>
          </table:table-cell>
        </table:table-row>
        <table:table-row table:style-name="ro1">
          <table:table-cell office:value-type="float" office:value="520000">
            <text:p>520000</text:p>
          </table:table-cell>
          <table:table-cell office:value-type="float" office:value="0.268181085586548">
            <text:p>0.2681810856</text:p>
          </table:table-cell>
          <table:table-cell office:value-type="float" office:value="0.672171115875244">
            <text:p>0.6721711159</text:p>
          </table:table-cell>
          <table:table-cell office:value-type="float" office:value="2.50640761784194">
            <text:p>2.5064076178</text:p>
          </table:table-cell>
        </table:table-row>
        <table:table-row table:style-name="ro1">
          <table:table-cell office:value-type="float" office:value="530000">
            <text:p>530000</text:p>
          </table:table-cell>
          <table:table-cell office:value-type="float" office:value="0.351279020309448">
            <text:p>0.3512790203</text:p>
          </table:table-cell>
          <table:table-cell office:value-type="float" office:value="0.677222013473511">
            <text:p>0.6772220135</text:p>
          </table:table-cell>
          <table:table-cell office:value-type="float" office:value="1.92787492084478">
            <text:p>1.9278749208</text:p>
          </table:table-cell>
        </table:table-row>
        <table:table-row table:style-name="ro1">
          <table:table-cell office:value-type="float" office:value="540000">
            <text:p>540000</text:p>
          </table:table-cell>
          <table:table-cell office:value-type="float" office:value="0.354608058929443">
            <text:p>0.3546080589</text:p>
          </table:table-cell>
          <table:table-cell office:value-type="float" office:value="0.696430921554565">
            <text:p>0.6964309216</text:p>
          </table:table-cell>
          <table:table-cell office:value-type="float" office:value="1.9639455562772">
            <text:p>1.9639455563</text:p>
          </table:table-cell>
        </table:table-row>
        <table:table-row table:style-name="ro1">
          <table:table-cell office:value-type="float" office:value="550000">
            <text:p>550000</text:p>
          </table:table-cell>
          <table:table-cell office:value-type="float" office:value="0.299474000930786">
            <text:p>0.2994740009</text:p>
          </table:table-cell>
          <table:table-cell office:value-type="float" office:value="0.70830488204956">
            <text:p>0.708304882</text:p>
          </table:table-cell>
          <table:table-cell office:value-type="float" office:value="2.36516318561244">
            <text:p>2.3651631856</text:p>
          </table:table-cell>
        </table:table-row>
        <table:table-row table:style-name="ro1">
          <table:table-cell office:value-type="float" office:value="560000">
            <text:p>560000</text:p>
          </table:table-cell>
          <table:table-cell office:value-type="float" office:value="0.29768705368042">
            <text:p>0.2976870537</text:p>
          </table:table-cell>
          <table:table-cell office:value-type="float" office:value="0.709710121154785">
            <text:p>0.7097101212</text:p>
          </table:table-cell>
          <table:table-cell office:value-type="float" office:value="2.38408124364283">
            <text:p>2.3840812436</text:p>
          </table:table-cell>
        </table:table-row>
        <table:table-row table:style-name="ro1">
          <table:table-cell office:value-type="float" office:value="570000">
            <text:p>570000</text:p>
          </table:table-cell>
          <table:table-cell office:value-type="float" office:value="0.393377780914307">
            <text:p>0.3933777809</text:p>
          </table:table-cell>
          <table:table-cell office:value-type="float" office:value="0.726892948150635">
            <text:p>0.7268929482</text:p>
          </table:table-cell>
          <table:table-cell office:value-type="float" office:value="1.84782411060726">
            <text:p>1.8478241106</text:p>
          </table:table-cell>
        </table:table-row>
        <table:table-row table:style-name="ro1">
          <table:table-cell office:value-type="float" office:value="580000">
            <text:p>580000</text:p>
          </table:table-cell>
          <table:table-cell office:value-type="float" office:value="0.389461994171143">
            <text:p>0.3894619942</text:p>
          </table:table-cell>
          <table:table-cell office:value-type="float" office:value="0.774541854858398">
            <text:p>0.7745418549</text:p>
          </table:table-cell>
          <table:table-cell office:value-type="float" office:value="1.98874823846878">
            <text:p>1.9887482385</text:p>
          </table:table-cell>
        </table:table-row>
        <table:table-row table:style-name="ro1">
          <table:table-cell office:value-type="float" office:value="590000">
            <text:p>590000</text:p>
          </table:table-cell>
          <table:table-cell office:value-type="float" office:value="0.314858198165894">
            <text:p>0.3148581982</text:p>
          </table:table-cell>
          <table:table-cell office:value-type="float" office:value="0.781999111175537">
            <text:p>0.7819991112</text:p>
          </table:table-cell>
          <table:table-cell office:value-type="float" office:value="2.48365491427832">
            <text:p>2.4836549143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0.318464994430542">
            <text:p>0.3184649944</text:p>
          </table:table-cell>
          <table:table-cell office:value-type="float" office:value="0.75810980796814">
            <text:p>0.758109808</text:p>
          </table:table-cell>
          <table:table-cell office:value-type="float" office:value="2.38051221084359">
            <text:p>2.3805122108</text:p>
          </table:table-cell>
        </table:table-row>
        <table:table-row table:style-name="ro1">
          <table:table-cell office:value-type="float" office:value="610000">
            <text:p>610000</text:p>
          </table:table-cell>
          <table:table-cell office:value-type="float" office:value="0.31170916557312">
            <text:p>0.3117091656</text:p>
          </table:table-cell>
          <table:table-cell office:value-type="float" office:value="0.793067932128906">
            <text:p>0.7930679321</text:p>
          </table:table-cell>
          <table:table-cell office:value-type="float" office:value="2.54425605570738">
            <text:p>2.5442560557</text:p>
          </table:table-cell>
        </table:table-row>
        <table:table-row table:style-name="ro1">
          <table:table-cell office:value-type="float" office:value="620000">
            <text:p>620000</text:p>
          </table:table-cell>
          <table:table-cell office:value-type="float" office:value="0.329056978225708">
            <text:p>0.3290569782</text:p>
          </table:table-cell>
          <table:table-cell office:value-type="float" office:value="0.804467916488647">
            <text:p>0.8044679165</text:p>
          </table:table-cell>
          <table:table-cell office:value-type="float" office:value="2.44476783572979">
            <text:p>2.4447678357</text:p>
          </table:table-cell>
        </table:table-row>
        <table:table-row table:style-name="ro1">
          <table:table-cell office:value-type="float" office:value="630000">
            <text:p>630000</text:p>
          </table:table-cell>
          <table:table-cell office:value-type="float" office:value="0.334769010543823">
            <text:p>0.3347690105</text:p>
          </table:table-cell>
          <table:table-cell office:value-type="float" office:value="0.82132887840271">
            <text:p>0.8213288784</text:p>
          </table:table-cell>
          <table:table-cell office:value-type="float" office:value="2.45341967904521">
            <text:p>2.453419679</text:p>
          </table:table-cell>
        </table:table-row>
        <table:table-row table:style-name="ro1">
          <table:table-cell office:value-type="float" office:value="640000">
            <text:p>640000</text:p>
          </table:table-cell>
          <table:table-cell office:value-type="float" office:value="0.329093933105469">
            <text:p>0.3290939331</text:p>
          </table:table-cell>
          <table:table-cell office:value-type="float" office:value="0.826479911804199">
            <text:p>0.8264799118</text:p>
          </table:table-cell>
          <table:table-cell office:value-type="float" office:value="2.51137996986206">
            <text:p>2.5113799699</text:p>
          </table:table-cell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0.446109056472778">
            <text:p>0.4461090565</text:p>
          </table:table-cell>
          <table:table-cell office:value-type="float" office:value="0.835088968276977">
            <text:p>0.8350889683</text:p>
          </table:table-cell>
          <table:table-cell office:value-type="float" office:value="1.87193906099939">
            <text:p>1.871939061</text:p>
          </table:table-cell>
        </table:table-row>
        <table:table-row table:style-name="ro1">
          <table:table-cell office:value-type="float" office:value="660000">
            <text:p>660000</text:p>
          </table:table-cell>
          <table:table-cell office:value-type="float" office:value="0.345937967300415">
            <text:p>0.3459379673</text:p>
          </table:table-cell>
          <table:table-cell office:value-type="float" office:value="0.85676908493042">
            <text:p>0.8567690849</text:p>
          </table:table-cell>
          <table:table-cell office:value-type="float" office:value="2.4766552559014">
            <text:p>2.4766552559</text:p>
          </table:table-cell>
        </table:table-row>
        <table:table-row table:style-name="ro1">
          <table:table-cell office:value-type="float" office:value="670000">
            <text:p>670000</text:p>
          </table:table-cell>
          <table:table-cell office:value-type="float" office:value="0.359740018844604">
            <text:p>0.3597400188</text:p>
          </table:table-cell>
          <table:table-cell office:value-type="float" office:value="0.860135078430176">
            <text:p>0.8601350784</text:p>
          </table:table-cell>
          <table:table-cell office:value-type="float" office:value="2.39099080828626">
            <text:p>2.3909908083</text:p>
          </table:table-cell>
        </table:table-row>
        <table:table-row table:style-name="ro1">
          <table:table-cell office:value-type="float" office:value="680000">
            <text:p>680000</text:p>
          </table:table-cell>
          <table:table-cell office:value-type="float" office:value="0.416691064834595">
            <text:p>0.4166910648</text:p>
          </table:table-cell>
          <table:table-cell office:value-type="float" office:value="0.865483045578003">
            <text:p>0.8654830456</text:p>
          </table:table-cell>
          <table:table-cell office:value-type="float" office:value="2.07703768719292">
            <text:p>2.0770376872</text:p>
          </table:table-cell>
        </table:table-row>
        <table:table-row table:style-name="ro1">
          <table:table-cell office:value-type="float" office:value="690000">
            <text:p>690000</text:p>
          </table:table-cell>
          <table:table-cell office:value-type="float" office:value="0.366992950439453">
            <text:p>0.3669929504</text:p>
          </table:table-cell>
          <table:table-cell office:value-type="float" office:value="0.883984088897705">
            <text:p>0.8839840889</text:p>
          </table:table-cell>
          <table:table-cell office:value-type="float" office:value="2.40872225975781">
            <text:p>2.4087222598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0.471657991409302">
            <text:p>0.4716579914</text:p>
          </table:table-cell>
          <table:table-cell office:value-type="float" office:value="0.93970799446106">
            <text:p>0.9397079945</text:p>
          </table:table-cell>
          <table:table-cell office:value-type="float" office:value="1.9923504140219">
            <text:p>1.992350414</text:p>
          </table:table-cell>
        </table:table-row>
        <table:table-row table:style-name="ro1">
          <table:table-cell office:value-type="float" office:value="710000">
            <text:p>710000</text:p>
          </table:table-cell>
          <table:table-cell office:value-type="float" office:value="0.377723932266235">
            <text:p>0.3777239323</text:p>
          </table:table-cell>
          <table:table-cell office:value-type="float" office:value="0.909912109375">
            <text:p>0.9099121094</text:p>
          </table:table-cell>
          <table:table-cell office:value-type="float" office:value="2.40893422854037">
            <text:p>2.4089342285</text:p>
          </table:table-cell>
        </table:table-row>
        <table:table-row table:style-name="ro1">
          <table:table-cell office:value-type="float" office:value="720000">
            <text:p>720000</text:p>
          </table:table-cell>
          <table:table-cell office:value-type="float" office:value="0.382337093353271">
            <text:p>0.3823370934</text:p>
          </table:table-cell>
          <table:table-cell office:value-type="float" office:value="0.919138193130493">
            <text:p>0.9191381931</text:p>
          </table:table-cell>
          <table:table-cell office:value-type="float" office:value="2.40399953106624">
            <text:p>2.4039995311</text:p>
          </table:table-cell>
        </table:table-row>
        <table:table-row table:style-name="ro1">
          <table:table-cell office:value-type="float" office:value="730000">
            <text:p>730000</text:p>
          </table:table-cell>
          <table:table-cell office:value-type="float" office:value="0.478390216827393">
            <text:p>0.4783902168</text:p>
          </table:table-cell>
          <table:table-cell office:value-type="float" office:value="0.936302185058594">
            <text:p>0.9363021851</text:p>
          </table:table-cell>
          <table:table-cell office:value-type="float" office:value="1.95719342102771">
            <text:p>1.957193421</text:p>
          </table:table-cell>
        </table:table-row>
        <table:table-row table:style-name="ro1">
          <table:table-cell office:value-type="float" office:value="740000">
            <text:p>740000</text:p>
          </table:table-cell>
          <table:table-cell office:value-type="float" office:value="0.391487121582031">
            <text:p>0.3914871216</text:p>
          </table:table-cell>
          <table:table-cell office:value-type="float" office:value="0.934915065765381">
            <text:p>0.9349150658</text:p>
          </table:table-cell>
          <table:table-cell office:value-type="float" office:value="2.38811193069982">
            <text:p>2.3881119307</text:p>
          </table:table-cell>
        </table:table-row>
        <table:table-row table:style-name="ro1">
          <table:table-cell office:value-type="float" office:value="750000">
            <text:p>750000</text:p>
          </table:table-cell>
          <table:table-cell office:value-type="float" office:value="0.436763048171997">
            <text:p>0.4367630482</text:p>
          </table:table-cell>
          <table:table-cell office:value-type="float" office:value="0.965744018554688">
            <text:p>0.9657440186</text:p>
          </table:table-cell>
          <table:table-cell office:value-type="float" office:value="2.21113947848074">
            <text:p>2.2111394785</text:p>
          </table:table-cell>
        </table:table-row>
        <table:table-row table:style-name="ro1">
          <table:table-cell office:value-type="float" office:value="760000">
            <text:p>760000</text:p>
          </table:table-cell>
          <table:table-cell office:value-type="float" office:value="0.403773069381714">
            <text:p>0.4037730694</text:p>
          </table:table-cell>
          <table:table-cell office:value-type="float" office:value="0.97329306602478">
            <text:p>0.973293066</text:p>
          </table:table-cell>
          <table:table-cell office:value-type="float" office:value="2.41049525050087">
            <text:p>2.4104952505</text:p>
          </table:table-cell>
        </table:table-row>
        <table:table-row table:style-name="ro1">
          <table:table-cell office:value-type="float" office:value="770000">
            <text:p>770000</text:p>
          </table:table-cell>
          <table:table-cell office:value-type="float" office:value="0.401500940322876">
            <text:p>0.4015009403</text:p>
          </table:table-cell>
          <table:table-cell office:value-type="float" office:value="0.986109972000122">
            <text:p>0.986109972</text:p>
          </table:table-cell>
          <table:table-cell office:value-type="float" office:value="2.45605893527203">
            <text:p>2.4560589353</text:p>
          </table:table-cell>
        </table:table-row>
        <table:table-row table:style-name="ro1">
          <table:table-cell office:value-type="float" office:value="780000">
            <text:p>780000</text:p>
          </table:table-cell>
          <table:table-cell office:value-type="float" office:value="0.409574031829834">
            <text:p>0.4095740318</text:p>
          </table:table-cell>
          <table:table-cell office:value-type="float" office:value="1.01367807388306">
            <text:p>1.0136780739</text:p>
          </table:table-cell>
          <table:table-cell office:value-type="float" office:value="2.47495689449425">
            <text:p>2.4749568945</text:p>
          </table:table-cell>
        </table:table-row>
        <table:table-row table:style-name="ro1">
          <table:table-cell office:value-type="float" office:value="790000">
            <text:p>790000</text:p>
          </table:table-cell>
          <table:table-cell office:value-type="float" office:value="0.420232772827148">
            <text:p>0.4202327728</text:p>
          </table:table-cell>
          <table:table-cell office:value-type="float" office:value="1.01343488693237">
            <text:p>1.0134348869</text:p>
          </table:table-cell>
          <table:table-cell office:value-type="float" office:value="2.41160364555675">
            <text:p>2.4116036456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0.422231912612915">
            <text:p>0.4222319126</text:p>
          </table:table-cell>
          <table:table-cell office:value-type="float" office:value="1.0094940662384">
            <text:p>1.0094940662</text:p>
          </table:table-cell>
          <table:table-cell office:value-type="float" office:value="2.39085212671707">
            <text:p>2.3908521267</text:p>
          </table:table-cell>
        </table:table-row>
        <table:table-row table:style-name="ro1">
          <table:table-cell office:value-type="float" office:value="810000">
            <text:p>810000</text:p>
          </table:table-cell>
          <table:table-cell office:value-type="float" office:value="0.423887968063355">
            <text:p>0.4238879681</text:p>
          </table:table-cell>
          <table:table-cell office:value-type="float" office:value="1.0738639831543">
            <text:p>1.0738639832</text:p>
          </table:table-cell>
          <table:table-cell office:value-type="float" office:value="2.53336745569951">
            <text:p>2.5333674557</text:p>
          </table:table-cell>
        </table:table-row>
        <table:table-row table:style-name="ro1">
          <table:table-cell office:value-type="float" office:value="820000">
            <text:p>820000</text:p>
          </table:table-cell>
          <table:table-cell office:value-type="float" office:value="0.431159973144531">
            <text:p>0.4311599731</text:p>
          </table:table-cell>
          <table:table-cell office:value-type="float" office:value="1.05154991149902">
            <text:p>1.0515499115</text:p>
          </table:table-cell>
          <table:table-cell office:value-type="float" office:value="2.43888574310336">
            <text:p>2.4388857431</text:p>
          </table:table-cell>
        </table:table-row>
        <table:table-row table:style-name="ro1">
          <table:table-cell office:value-type="float" office:value="830000">
            <text:p>830000</text:p>
          </table:table-cell>
          <table:table-cell office:value-type="float" office:value="0.447658061981201">
            <text:p>0.447658062</text:p>
          </table:table-cell>
          <table:table-cell office:value-type="float" office:value="1.05421900749207">
            <text:p>1.0542190075</text:p>
          </table:table-cell>
          <table:table-cell office:value-type="float" office:value="2.3549648649829">
            <text:p>2.354964865</text:p>
          </table:table-cell>
        </table:table-row>
        <table:table-row table:style-name="ro1">
          <table:table-cell office:value-type="float" office:value="840000">
            <text:p>840000</text:p>
          </table:table-cell>
          <table:table-cell office:value-type="float" office:value="0.443980932235718">
            <text:p>0.4439809322</text:p>
          </table:table-cell>
          <table:table-cell office:value-type="float" office:value="1.10305380821228">
            <text:p>1.1030538082</text:p>
          </table:table-cell>
          <table:table-cell office:value-type="float" office:value="2.48446212015846">
            <text:p>2.4844621202</text:p>
          </table:table-cell>
        </table:table-row>
        <table:table-row table:style-name="ro1">
          <table:table-cell office:value-type="float" office:value="850000">
            <text:p>850000</text:p>
          </table:table-cell>
          <table:table-cell office:value-type="float" office:value="0.55264687538147">
            <text:p>0.5526468754</text:p>
          </table:table-cell>
          <table:table-cell office:value-type="float" office:value="1.10664701461792">
            <text:p>1.1066470146</text:p>
          </table:table-cell>
          <table:table-cell office:value-type="float" office:value="2.00244869538807">
            <text:p>2.0024486954</text:p>
          </table:table-cell>
        </table:table-row>
        <table:table-row table:style-name="ro1">
          <table:table-cell office:value-type="float" office:value="860000">
            <text:p>860000</text:p>
          </table:table-cell>
          <table:table-cell office:value-type="float" office:value="0.441481828689575">
            <text:p>0.4414818287</text:p>
          </table:table-cell>
          <table:table-cell office:value-type="float" office:value="1.11058378219605">
            <text:p>1.1105837822</text:p>
          </table:table-cell>
          <table:table-cell office:value-type="float" office:value="2.51558209200258">
            <text:p>2.515582092</text:p>
          </table:table-cell>
        </table:table-row>
        <table:table-row table:style-name="ro1">
          <table:table-cell office:value-type="float" office:value="870000">
            <text:p>870000</text:p>
          </table:table-cell>
          <table:table-cell office:value-type="float" office:value="0.455016851425171">
            <text:p>0.4550168514</text:p>
          </table:table-cell>
          <table:table-cell office:value-type="float" office:value="1.10375785827637">
            <text:p>1.1037578583</text:p>
          </table:table-cell>
          <table:table-cell office:value-type="float" office:value="2.42575160638393">
            <text:p>2.4257516064</text:p>
          </table:table-cell>
        </table:table-row>
        <table:table-row table:style-name="ro1">
          <table:table-cell office:value-type="float" office:value="880000">
            <text:p>880000</text:p>
          </table:table-cell>
          <table:table-cell office:value-type="float" office:value="0.466568946838379">
            <text:p>0.4665689468</text:p>
          </table:table-cell>
          <table:table-cell office:value-type="float" office:value="1.15605592727661">
            <text:p>1.1560559273</text:p>
          </table:table-cell>
          <table:table-cell office:value-type="float" office:value="2.47778154785143">
            <text:p>2.4777815479</text:p>
          </table:table-cell>
        </table:table-row>
        <table:table-row table:style-name="ro1">
          <table:table-cell office:value-type="float" office:value="890000">
            <text:p>890000</text:p>
          </table:table-cell>
          <table:table-cell office:value-type="float" office:value="0.457758903503418">
            <text:p>0.4577589035</text:p>
          </table:table-cell>
          <table:table-cell office:value-type="float" office:value="1.15172100067139">
            <text:p>1.1517210007</text:p>
          </table:table-cell>
          <table:table-cell office:value-type="float" office:value="2.51599912499089">
            <text:p>2.515999125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0.463277101516724">
            <text:p>0.4632771015</text:p>
          </table:table-cell>
          <table:table-cell office:value-type="float" office:value="1.17442488670349">
            <text:p>1.1744248867</text:p>
          </table:table-cell>
          <table:table-cell office:value-type="float" office:value="2.53503763267932">
            <text:p>2.5350376327</text:p>
          </table:table-cell>
        </table:table-row>
        <table:table-row table:style-name="ro1">
          <table:table-cell office:value-type="float" office:value="910000">
            <text:p>910000</text:p>
          </table:table-cell>
          <table:table-cell office:value-type="float" office:value="0.475456953048706">
            <text:p>0.475456953</text:p>
          </table:table-cell>
          <table:table-cell office:value-type="float" office:value="1.17199611663818">
            <text:p>1.1719961166</text:p>
          </table:table-cell>
          <table:table-cell office:value-type="float" office:value="2.46498891040116">
            <text:p>2.4649889104</text:p>
          </table:table-cell>
        </table:table-row>
        <table:table-row table:style-name="ro1">
          <table:table-cell office:value-type="float" office:value="920000">
            <text:p>920000</text:p>
          </table:table-cell>
          <table:table-cell office:value-type="float" office:value="0.495332956314087">
            <text:p>0.4953329563</text:p>
          </table:table-cell>
          <table:table-cell office:value-type="float" office:value="1.2120897769928">
            <text:p>1.212089777</text:p>
          </table:table-cell>
          <table:table-cell office:value-type="float" office:value="2.44702025484495">
            <text:p>2.4470202548</text:p>
          </table:table-cell>
        </table:table-row>
        <table:table-row table:style-name="ro1">
          <table:table-cell office:value-type="float" office:value="930000">
            <text:p>930000</text:p>
          </table:table-cell>
          <table:table-cell office:value-type="float" office:value="0.499507904052734">
            <text:p>0.4995079041</text:p>
          </table:table-cell>
          <table:table-cell office:value-type="float" office:value="1.25437498092651">
            <text:p>1.2543749809</text:p>
          </table:table-cell>
          <table:table-cell office:value-type="float" office:value="2.51122148568461">
            <text:p>2.5112214857</text:p>
          </table:table-cell>
        </table:table-row>
        <table:table-row table:style-name="ro1">
          <table:table-cell office:value-type="float" office:value="940000">
            <text:p>940000</text:p>
          </table:table-cell>
          <table:table-cell office:value-type="float" office:value="0.560107946395874">
            <text:p>0.5601079464</text:p>
          </table:table-cell>
          <table:table-cell office:value-type="float" office:value="1.21646809577942">
            <text:p>1.2164680958</text:p>
          </table:table-cell>
          <table:table-cell office:value-type="float" office:value="2.17184580866425">
            <text:p>2.1718458087</text:p>
          </table:table-cell>
        </table:table-row>
        <table:table-row table:style-name="ro1">
          <table:table-cell office:value-type="float" office:value="950000">
            <text:p>950000</text:p>
          </table:table-cell>
          <table:table-cell office:value-type="float" office:value="0.504472970962524">
            <text:p>0.504472971</text:p>
          </table:table-cell>
          <table:table-cell office:value-type="float" office:value="1.24685096740723">
            <text:p>1.2468509674</text:p>
          </table:table-cell>
          <table:table-cell office:value-type="float" office:value="2.47159122326863">
            <text:p>2.4715912233</text:p>
          </table:table-cell>
        </table:table-row>
        <table:table-row table:style-name="ro1">
          <table:table-cell office:value-type="float" office:value="960000">
            <text:p>960000</text:p>
          </table:table-cell>
          <table:table-cell office:value-type="float" office:value="0.531534910202026">
            <text:p>0.5315349102</text:p>
          </table:table-cell>
          <table:table-cell office:value-type="float" office:value="1.21878886222839">
            <text:p>1.2187888622</text:p>
          </table:table-cell>
          <table:table-cell office:value-type="float" office:value="2.29296108089148">
            <text:p>2.2929610809</text:p>
          </table:table-cell>
        </table:table-row>
        <table:table-row table:style-name="ro1">
          <table:table-cell office:value-type="float" office:value="970000">
            <text:p>970000</text:p>
          </table:table-cell>
          <table:table-cell office:value-type="float" office:value="0.659466981887817">
            <text:p>0.6594669819</text:p>
          </table:table-cell>
          <table:table-cell office:value-type="float" office:value="1.25659203529358">
            <text:p>1.2565920353</text:p>
          </table:table-cell>
          <table:table-cell office:value-type="float" office:value="1.90546618679287">
            <text:p>1.9054661868</text:p>
          </table:table-cell>
        </table:table-row>
        <table:table-row table:style-name="ro1">
          <table:table-cell office:value-type="float" office:value="980000">
            <text:p>980000</text:p>
          </table:table-cell>
          <table:table-cell office:value-type="float" office:value="0.517629861831665">
            <text:p>0.5176298618</text:p>
          </table:table-cell>
          <table:table-cell office:value-type="float" office:value="1.26209092140198">
            <text:p>1.2620909214</text:p>
          </table:table-cell>
          <table:table-cell office:value-type="float" office:value="2.43821119001132">
            <text:p>2.43821119</text:p>
          </table:table-cell>
        </table:table-row>
        <table:table-row table:style-name="ro1">
          <table:table-cell office:value-type="float" office:value="990000">
            <text:p>990000</text:p>
          </table:table-cell>
          <table:table-cell office:value-type="float" office:value="0.514530897140503">
            <text:p>0.5145308971</text:p>
          </table:table-cell>
          <table:table-cell office:value-type="float" office:value="1.27546715736389">
            <text:p>1.2754671574</text:p>
          </table:table-cell>
          <table:table-cell office:value-type="float" office:value="2.47889322964331">
            <text:p>2.4788932296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53915286064148">
            <text:p>0.5391528606</text:p>
          </table:table-cell>
          <table:table-cell office:value-type="float" office:value="1.29479002952576">
            <text:p>1.2947900295</text:p>
          </table:table-cell>
          <table:table-cell office:value-type="float" office:value="2.40152677291784">
            <text:p>2.40152677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dc:date>2013-03-19T17:06:13</dc:date>
    <dc:creator>shravan </dc:creator>
    <meta:editing-duration>PT3M39S</meta:editing-duration>
    <meta:editing-cycles>2</meta:editing-cycles>
    <meta:document-statistic meta:table-count="1" meta:cell-count="4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93cm" svg:height="11.423cm" xlink:href=".." xlink:type="simple" chart:class="chart:scatter" chart:style-name="ch1">
        <chart:title svg:x="5.552cm" svg:y="0.364cm" chart:style-name="ch2">
          <text:p>Merge-Split for N=4 vs Sequential Merge Sort</text:p>
        </chart:title>
        <chart:legend chart:legend-position="end" svg:x="15.958cm" svg:y="5.163cm" style:legend-expansion="high" chart:style-name="ch3"/>
        <chart:plot-area chart:style-name="ch4" table:cell-range-address="Sheet1.A1:Sheet1.C101" chart:data-source-has-labels="row" svg:x="1.416cm" svg:y="1.827cm" svg:width="13.733cm" svg:height="8.387cm">
          <chartooo:coordinate-region svg:x="2.143cm" svg:y="2.026cm" svg:width="12.356cm" svg:height="7.541cm"/>
          <chart:axis chart:dimension="x" chart:name="primary-x" chart:style-name="ch5">
            <chart:title svg:x="7.113cm" svg:y="10.442cm" chart:style-name="ch6">
              <text:p>Dataset Size(n)</text:p>
            </chart:title>
          </chart:axis>
          <chart:axis chart:dimension="y" chart:name="primary-y" chart:style-name="ch5">
            <chart:title svg:x="0.451cm" svg:y="6.434cm" chart:style-name="ch7">
              <text:p>Time</text:p>
            </chart:title>
            <chart:grid chart:style-name="ch8" chart:class="major"/>
          </chart:axis>
          <chart:series chart:style-name="ch9" chart:values-cell-range-address="Sheet1.B2:Sheet1.B101" chart:label-cell-address="Sheet1.B1:Sheet1.B1" chart:class="chart:scatter">
            <chart:domain table:cell-range-address="Sheet1.A2:Sheet1.A101"/>
            <chart:data-point chart:repeated="100"/>
          </chart:series>
          <chart:series chart:style-name="ch10" chart:values-cell-range-address="Sheet1.C2:Sheet1.C101" chart:label-cell-address="Sheet1.C1:Sheet1.C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rge-Split for N=4</text:p>
                <draw:g>
                  <svg:desc>Sheet1.B1:Sheet1.B1</svg:desc>
                </draw:g>
              </table:table-cell>
              <table:table-cell office:value-type="string">
                <text:p>Sequential 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2:Sheet1.A101</svg:desc>
                </draw:g>
              </table:table-cell>
              <table:table-cell office:value-type="float" office:value="0.0164449214935303">
                <text:p>0.0164449214935303</text:p>
                <draw:g>
                  <svg:desc>Sheet1.B2:Sheet1.B101</svg:desc>
                </draw:g>
              </table:table-cell>
              <table:table-cell office:value-type="float" office:value="0.0290541648864746">
                <text:p>0.0290541648864746</text:p>
                <draw:g>
                  <svg:desc>Sheet1.C2:Sheet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.0352599620819092">
                <text:p>0.0352599620819092</text:p>
              </table:table-cell>
              <table:table-cell office:value-type="float" office:value="0.0378868579864502">
                <text:p>0.0378868579864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0322260856628418">
                <text:p>0.0322260856628418</text:p>
              </table:table-cell>
              <table:table-cell office:value-type="float" office:value="0.0375268459320068">
                <text:p>0.0375268459320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211348533630371">
                <text:p>0.0211348533630371</text:p>
              </table:table-cell>
              <table:table-cell office:value-type="float" office:value="0.0443720817565918">
                <text:p>0.0443720817565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0.0243310928344727">
                <text:p>0.0243310928344727</text:p>
              </table:table-cell>
              <table:table-cell office:value-type="float" office:value="0.0736370086669922">
                <text:p>0.0736370086669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0.0404238700866699">
                <text:p>0.0404238700866699</text:p>
              </table:table-cell>
              <table:table-cell office:value-type="float" office:value="0.0808911323547363">
                <text:p>0.0808911323547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0.0342659950256348">
                <text:p>0.0342659950256348</text:p>
              </table:table-cell>
              <table:table-cell office:value-type="float" office:value="0.113806962966919">
                <text:p>0.113806962966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0.0464179515838623">
                <text:p>0.0464179515838623</text:p>
              </table:table-cell>
              <table:table-cell office:value-type="float" office:value="0.11514687538147">
                <text:p>0.11514687538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0.044018030166626">
                <text:p>0.044018030166626</text:p>
              </table:table-cell>
              <table:table-cell office:value-type="float" office:value="0.136167049407959">
                <text:p>0.1361670494079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520009994506836">
                <text:p>0.0520009994506836</text:p>
              </table:table-cell>
              <table:table-cell office:value-type="float" office:value="0.138782024383545">
                <text:p>0.138782024383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">
                <text:p>110000</text:p>
              </table:table-cell>
              <table:table-cell office:value-type="float" office:value="0.0855519771575928">
                <text:p>0.0855519771575928</text:p>
              </table:table-cell>
              <table:table-cell office:value-type="float" office:value="0.149358987808228">
                <text:p>0.1493589878082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">
                <text:p>120000</text:p>
              </table:table-cell>
              <table:table-cell office:value-type="float" office:value="0.0734248161315918">
                <text:p>0.0734248161315918</text:p>
              </table:table-cell>
              <table:table-cell office:value-type="float" office:value="0.164433002471924">
                <text:p>0.1644330024719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">
                <text:p>130000</text:p>
              </table:table-cell>
              <table:table-cell office:value-type="float" office:value="0.0792829990386963">
                <text:p>0.0792829990386963</text:p>
              </table:table-cell>
              <table:table-cell office:value-type="float" office:value="0.175055980682373">
                <text:p>0.175055980682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">
                <text:p>140000</text:p>
              </table:table-cell>
              <table:table-cell office:value-type="float" office:value="0.108366966247559">
                <text:p>0.108366966247559</text:p>
              </table:table-cell>
              <table:table-cell office:value-type="float" office:value="0.194812059402466">
                <text:p>0.194812059402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">
                <text:p>150000</text:p>
              </table:table-cell>
              <table:table-cell office:value-type="float" office:value="0.0926511287689209">
                <text:p>0.0926511287689209</text:p>
              </table:table-cell>
              <table:table-cell office:value-type="float" office:value="0.199114084243774">
                <text:p>0.199114084243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">
                <text:p>160000</text:p>
              </table:table-cell>
              <table:table-cell office:value-type="float" office:value="0.0877959728240967">
                <text:p>0.0877959728240967</text:p>
              </table:table-cell>
              <table:table-cell office:value-type="float" office:value="0.213842153549194">
                <text:p>0.2138421535491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">
                <text:p>170000</text:p>
              </table:table-cell>
              <table:table-cell office:value-type="float" office:value="0.093940019607544">
                <text:p>0.093940019607544</text:p>
              </table:table-cell>
              <table:table-cell office:value-type="float" office:value="0.230295896530151">
                <text:p>0.230295896530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">
                <text:p>180000</text:p>
              </table:table-cell>
              <table:table-cell office:value-type="float" office:value="0.13304615020752">
                <text:p>0.13304615020752</text:p>
              </table:table-cell>
              <table:table-cell office:value-type="float" office:value="0.241153001785278">
                <text:p>0.2411530017852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">
                <text:p>190000</text:p>
              </table:table-cell>
              <table:table-cell office:value-type="float" office:value="0.0968761444091797">
                <text:p>0.0968761444091797</text:p>
              </table:table-cell>
              <table:table-cell office:value-type="float" office:value="0.238919973373413">
                <text:p>0.2389199733734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">
                <text:p>200000</text:p>
              </table:table-cell>
              <table:table-cell office:value-type="float" office:value="0.104405879974365">
                <text:p>0.104405879974365</text:p>
              </table:table-cell>
              <table:table-cell office:value-type="float" office:value="0.257504940032959">
                <text:p>0.2575049400329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">
                <text:p>210000</text:p>
              </table:table-cell>
              <table:table-cell office:value-type="float" office:value="0.153497934341431">
                <text:p>0.153497934341431</text:p>
              </table:table-cell>
              <table:table-cell office:value-type="float" office:value="0.267161130905151">
                <text:p>0.2671611309051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">
                <text:p>220000</text:p>
              </table:table-cell>
              <table:table-cell office:value-type="float" office:value="0.12319016456604">
                <text:p>0.12319016456604</text:p>
              </table:table-cell>
              <table:table-cell office:value-type="float" office:value="0.286979913711548">
                <text:p>0.2869799137115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">
                <text:p>230000</text:p>
              </table:table-cell>
              <table:table-cell office:value-type="float" office:value="0.116445064544678">
                <text:p>0.116445064544678</text:p>
              </table:table-cell>
              <table:table-cell office:value-type="float" office:value="0.303720951080322">
                <text:p>0.3037209510803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">
                <text:p>240000</text:p>
              </table:table-cell>
              <table:table-cell office:value-type="float" office:value="0.128456115722656">
                <text:p>0.128456115722656</text:p>
              </table:table-cell>
              <table:table-cell office:value-type="float" office:value="0.322234869003296">
                <text:p>0.322234869003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">
                <text:p>250000</text:p>
              </table:table-cell>
              <table:table-cell office:value-type="float" office:value="0.131105899810791">
                <text:p>0.131105899810791</text:p>
              </table:table-cell>
              <table:table-cell office:value-type="float" office:value="0.324138879776001">
                <text:p>0.324138879776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">
                <text:p>260000</text:p>
              </table:table-cell>
              <table:table-cell office:value-type="float" office:value="0.193856954574585">
                <text:p>0.193856954574585</text:p>
              </table:table-cell>
              <table:table-cell office:value-type="float" office:value="0.336861133575439">
                <text:p>0.3368611335754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">
                <text:p>270000</text:p>
              </table:table-cell>
              <table:table-cell office:value-type="float" office:value="0.137913942337036">
                <text:p>0.137913942337036</text:p>
              </table:table-cell>
              <table:table-cell office:value-type="float" office:value="0.34421706199646">
                <text:p>0.344217061996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">
                <text:p>280000</text:p>
              </table:table-cell>
              <table:table-cell office:value-type="float" office:value="0.14356803894043">
                <text:p>0.14356803894043</text:p>
              </table:table-cell>
              <table:table-cell office:value-type="float" office:value="0.340409994125366">
                <text:p>0.3404099941253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">
                <text:p>290000</text:p>
              </table:table-cell>
              <table:table-cell office:value-type="float" office:value="0.160614967346191">
                <text:p>0.160614967346191</text:p>
              </table:table-cell>
              <table:table-cell office:value-type="float" office:value="0.356710910797119">
                <text:p>0.3567109107971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">
                <text:p>300000</text:p>
              </table:table-cell>
              <table:table-cell office:value-type="float" office:value="0.164347171783447">
                <text:p>0.164347171783447</text:p>
              </table:table-cell>
              <table:table-cell office:value-type="float" office:value="0.384068965911865">
                <text:p>0.3840689659118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">
                <text:p>310000</text:p>
              </table:table-cell>
              <table:table-cell office:value-type="float" office:value="0.154596090316772">
                <text:p>0.154596090316772</text:p>
              </table:table-cell>
              <table:table-cell office:value-type="float" office:value="0.401625156402588">
                <text:p>0.4016251564025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">
                <text:p>320000</text:p>
              </table:table-cell>
              <table:table-cell office:value-type="float" office:value="0.174748182296753">
                <text:p>0.174748182296753</text:p>
              </table:table-cell>
              <table:table-cell office:value-type="float" office:value="0.411559104919434">
                <text:p>0.4115591049194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">
                <text:p>330000</text:p>
              </table:table-cell>
              <table:table-cell office:value-type="float" office:value="0.234954118728638">
                <text:p>0.234954118728638</text:p>
              </table:table-cell>
              <table:table-cell office:value-type="float" office:value="0.42150616645813">
                <text:p>0.42150616645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">
                <text:p>340000</text:p>
              </table:table-cell>
              <table:table-cell office:value-type="float" office:value="0.180782794952393">
                <text:p>0.180782794952393</text:p>
              </table:table-cell>
              <table:table-cell office:value-type="float" office:value="0.442420959472656">
                <text:p>0.4424209594726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">
                <text:p>350000</text:p>
              </table:table-cell>
              <table:table-cell office:value-type="float" office:value="0.184934854507446">
                <text:p>0.184934854507446</text:p>
              </table:table-cell>
              <table:table-cell office:value-type="float" office:value="0.450971126556397">
                <text:p>0.4509711265563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">
                <text:p>360000</text:p>
              </table:table-cell>
              <table:table-cell office:value-type="float" office:value="0.191725015640259">
                <text:p>0.191725015640259</text:p>
              </table:table-cell>
              <table:table-cell office:value-type="float" office:value="0.456226110458374">
                <text:p>0.4562261104583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">
                <text:p>370000</text:p>
              </table:table-cell>
              <table:table-cell office:value-type="float" office:value="0.248059988021851">
                <text:p>0.248059988021851</text:p>
              </table:table-cell>
              <table:table-cell office:value-type="float" office:value="0.488686084747314">
                <text:p>0.4886860847473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">
                <text:p>380000</text:p>
              </table:table-cell>
              <table:table-cell office:value-type="float" office:value="0.196748971939087">
                <text:p>0.196748971939087</text:p>
              </table:table-cell>
              <table:table-cell office:value-type="float" office:value="0.473453998565674">
                <text:p>0.4734539985656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">
                <text:p>390000</text:p>
              </table:table-cell>
              <table:table-cell office:value-type="float" office:value="0.200777053833008">
                <text:p>0.200777053833008</text:p>
              </table:table-cell>
              <table:table-cell office:value-type="float" office:value="0.503393173217773">
                <text:p>0.5033931732177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">
                <text:p>400000</text:p>
              </table:table-cell>
              <table:table-cell office:value-type="float" office:value="0.258387088775635">
                <text:p>0.258387088775635</text:p>
              </table:table-cell>
              <table:table-cell office:value-type="float" office:value="0.48520302772522">
                <text:p>0.485203027725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">
                <text:p>410000</text:p>
              </table:table-cell>
              <table:table-cell office:value-type="float" office:value="0.227453947067261">
                <text:p>0.227453947067261</text:p>
              </table:table-cell>
              <table:table-cell office:value-type="float" office:value="0.533246040344238">
                <text:p>0.5332460403442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">
                <text:p>420000</text:p>
              </table:table-cell>
              <table:table-cell office:value-type="float" office:value="0.263871908187866">
                <text:p>0.263871908187866</text:p>
              </table:table-cell>
              <table:table-cell office:value-type="float" office:value="0.517060041427612">
                <text:p>0.5170600414276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">
                <text:p>430000</text:p>
              </table:table-cell>
              <table:table-cell office:value-type="float" office:value="0.230590105056763">
                <text:p>0.230590105056763</text:p>
              </table:table-cell>
              <table:table-cell office:value-type="float" office:value="0.551095962524414">
                <text:p>0.5510959625244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">
                <text:p>440000</text:p>
              </table:table-cell>
              <table:table-cell office:value-type="float" office:value="0.288086891174316">
                <text:p>0.288086891174316</text:p>
              </table:table-cell>
              <table:table-cell office:value-type="float" office:value="0.568418025970459">
                <text:p>0.5684180259704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">
                <text:p>450000</text:p>
              </table:table-cell>
              <table:table-cell office:value-type="float" office:value="0.228932857513428">
                <text:p>0.228932857513428</text:p>
              </table:table-cell>
              <table:table-cell office:value-type="float" office:value="0.54938006401062">
                <text:p>0.549380064010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">
                <text:p>460000</text:p>
              </table:table-cell>
              <table:table-cell office:value-type="float" office:value="0.234786987304687">
                <text:p>0.234786987304687</text:p>
              </table:table-cell>
              <table:table-cell office:value-type="float" office:value="0.573669195175171">
                <text:p>0.5736691951751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">
                <text:p>470000</text:p>
              </table:table-cell>
              <table:table-cell office:value-type="float" office:value="0.313901901245117">
                <text:p>0.313901901245117</text:p>
              </table:table-cell>
              <table:table-cell office:value-type="float" office:value="0.596331119537354">
                <text:p>0.596331119537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">
                <text:p>480000</text:p>
              </table:table-cell>
              <table:table-cell office:value-type="float" office:value="0.268790006637573">
                <text:p>0.268790006637573</text:p>
              </table:table-cell>
              <table:table-cell office:value-type="float" office:value="0.617504835128784">
                <text:p>0.6175048351287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">
                <text:p>490000</text:p>
              </table:table-cell>
              <table:table-cell office:value-type="float" office:value="0.257759094238281">
                <text:p>0.257759094238281</text:p>
              </table:table-cell>
              <table:table-cell office:value-type="float" office:value="0.628350973129272">
                <text:p>0.6283509731292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">
                <text:p>500000</text:p>
              </table:table-cell>
              <table:table-cell office:value-type="float" office:value="0.297823905944824">
                <text:p>0.297823905944824</text:p>
              </table:table-cell>
              <table:table-cell office:value-type="float" office:value="0.637763023376465">
                <text:p>0.6377630233764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">
                <text:p>510000</text:p>
              </table:table-cell>
              <table:table-cell office:value-type="float" office:value="0.338665962219238">
                <text:p>0.338665962219238</text:p>
              </table:table-cell>
              <table:table-cell office:value-type="float" office:value="0.647155046463013">
                <text:p>0.6471550464630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">
                <text:p>520000</text:p>
              </table:table-cell>
              <table:table-cell office:value-type="float" office:value="0.268181085586548">
                <text:p>0.268181085586548</text:p>
              </table:table-cell>
              <table:table-cell office:value-type="float" office:value="0.672171115875244">
                <text:p>0.6721711158752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">
                <text:p>530000</text:p>
              </table:table-cell>
              <table:table-cell office:value-type="float" office:value="0.351279020309448">
                <text:p>0.351279020309448</text:p>
              </table:table-cell>
              <table:table-cell office:value-type="float" office:value="0.677222013473511">
                <text:p>0.6772220134735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">
                <text:p>540000</text:p>
              </table:table-cell>
              <table:table-cell office:value-type="float" office:value="0.354608058929443">
                <text:p>0.354608058929443</text:p>
              </table:table-cell>
              <table:table-cell office:value-type="float" office:value="0.696430921554565">
                <text:p>0.6964309215545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">
                <text:p>550000</text:p>
              </table:table-cell>
              <table:table-cell office:value-type="float" office:value="0.299474000930786">
                <text:p>0.299474000930786</text:p>
              </table:table-cell>
              <table:table-cell office:value-type="float" office:value="0.70830488204956">
                <text:p>0.708304882049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">
                <text:p>560000</text:p>
              </table:table-cell>
              <table:table-cell office:value-type="float" office:value="0.29768705368042">
                <text:p>0.29768705368042</text:p>
              </table:table-cell>
              <table:table-cell office:value-type="float" office:value="0.709710121154785">
                <text:p>0.7097101211547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">
                <text:p>570000</text:p>
              </table:table-cell>
              <table:table-cell office:value-type="float" office:value="0.393377780914307">
                <text:p>0.393377780914307</text:p>
              </table:table-cell>
              <table:table-cell office:value-type="float" office:value="0.726892948150635">
                <text:p>0.7268929481506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">
                <text:p>580000</text:p>
              </table:table-cell>
              <table:table-cell office:value-type="float" office:value="0.389461994171143">
                <text:p>0.389461994171143</text:p>
              </table:table-cell>
              <table:table-cell office:value-type="float" office:value="0.774541854858398">
                <text:p>0.7745418548583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">
                <text:p>590000</text:p>
              </table:table-cell>
              <table:table-cell office:value-type="float" office:value="0.314858198165894">
                <text:p>0.314858198165894</text:p>
              </table:table-cell>
              <table:table-cell office:value-type="float" office:value="0.781999111175537">
                <text:p>0.7819991111755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">
                <text:p>600000</text:p>
              </table:table-cell>
              <table:table-cell office:value-type="float" office:value="0.318464994430542">
                <text:p>0.318464994430542</text:p>
              </table:table-cell>
              <table:table-cell office:value-type="float" office:value="0.75810980796814">
                <text:p>0.758109807968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0">
                <text:p>610000</text:p>
              </table:table-cell>
              <table:table-cell office:value-type="float" office:value="0.31170916557312">
                <text:p>0.31170916557312</text:p>
              </table:table-cell>
              <table:table-cell office:value-type="float" office:value="0.793067932128906">
                <text:p>0.7930679321289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0">
                <text:p>620000</text:p>
              </table:table-cell>
              <table:table-cell office:value-type="float" office:value="0.329056978225708">
                <text:p>0.329056978225708</text:p>
              </table:table-cell>
              <table:table-cell office:value-type="float" office:value="0.804467916488647">
                <text:p>0.8044679164886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0">
                <text:p>630000</text:p>
              </table:table-cell>
              <table:table-cell office:value-type="float" office:value="0.334769010543823">
                <text:p>0.334769010543823</text:p>
              </table:table-cell>
              <table:table-cell office:value-type="float" office:value="0.82132887840271">
                <text:p>0.82132887840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0">
                <text:p>640000</text:p>
              </table:table-cell>
              <table:table-cell office:value-type="float" office:value="0.329093933105469">
                <text:p>0.329093933105469</text:p>
              </table:table-cell>
              <table:table-cell office:value-type="float" office:value="0.826479911804199">
                <text:p>0.8264799118041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0">
                <text:p>650000</text:p>
              </table:table-cell>
              <table:table-cell office:value-type="float" office:value="0.446109056472778">
                <text:p>0.446109056472778</text:p>
              </table:table-cell>
              <table:table-cell office:value-type="float" office:value="0.835088968276977">
                <text:p>0.8350889682769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0">
                <text:p>660000</text:p>
              </table:table-cell>
              <table:table-cell office:value-type="float" office:value="0.345937967300415">
                <text:p>0.345937967300415</text:p>
              </table:table-cell>
              <table:table-cell office:value-type="float" office:value="0.85676908493042">
                <text:p>0.856769084930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0">
                <text:p>670000</text:p>
              </table:table-cell>
              <table:table-cell office:value-type="float" office:value="0.359740018844604">
                <text:p>0.359740018844604</text:p>
              </table:table-cell>
              <table:table-cell office:value-type="float" office:value="0.860135078430176">
                <text:p>0.8601350784301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0">
                <text:p>680000</text:p>
              </table:table-cell>
              <table:table-cell office:value-type="float" office:value="0.416691064834595">
                <text:p>0.416691064834595</text:p>
              </table:table-cell>
              <table:table-cell office:value-type="float" office:value="0.865483045578003">
                <text:p>0.865483045578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0">
                <text:p>690000</text:p>
              </table:table-cell>
              <table:table-cell office:value-type="float" office:value="0.366992950439453">
                <text:p>0.366992950439453</text:p>
              </table:table-cell>
              <table:table-cell office:value-type="float" office:value="0.883984088897705">
                <text:p>0.8839840888977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0">
                <text:p>700000</text:p>
              </table:table-cell>
              <table:table-cell office:value-type="float" office:value="0.471657991409302">
                <text:p>0.471657991409302</text:p>
              </table:table-cell>
              <table:table-cell office:value-type="float" office:value="0.93970799446106">
                <text:p>0.939707994461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0">
                <text:p>710000</text:p>
              </table:table-cell>
              <table:table-cell office:value-type="float" office:value="0.377723932266235">
                <text:p>0.377723932266235</text:p>
              </table:table-cell>
              <table:table-cell office:value-type="float" office:value="0.909912109375">
                <text:p>0.909912109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0">
                <text:p>720000</text:p>
              </table:table-cell>
              <table:table-cell office:value-type="float" office:value="0.382337093353271">
                <text:p>0.382337093353271</text:p>
              </table:table-cell>
              <table:table-cell office:value-type="float" office:value="0.919138193130493">
                <text:p>0.919138193130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0">
                <text:p>730000</text:p>
              </table:table-cell>
              <table:table-cell office:value-type="float" office:value="0.478390216827393">
                <text:p>0.478390216827393</text:p>
              </table:table-cell>
              <table:table-cell office:value-type="float" office:value="0.936302185058594">
                <text:p>0.9363021850585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0">
                <text:p>740000</text:p>
              </table:table-cell>
              <table:table-cell office:value-type="float" office:value="0.391487121582031">
                <text:p>0.391487121582031</text:p>
              </table:table-cell>
              <table:table-cell office:value-type="float" office:value="0.934915065765381">
                <text:p>0.9349150657653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0">
                <text:p>750000</text:p>
              </table:table-cell>
              <table:table-cell office:value-type="float" office:value="0.436763048171997">
                <text:p>0.436763048171997</text:p>
              </table:table-cell>
              <table:table-cell office:value-type="float" office:value="0.965744018554688">
                <text:p>0.9657440185546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0">
                <text:p>760000</text:p>
              </table:table-cell>
              <table:table-cell office:value-type="float" office:value="0.403773069381714">
                <text:p>0.403773069381714</text:p>
              </table:table-cell>
              <table:table-cell office:value-type="float" office:value="0.97329306602478">
                <text:p>0.973293066024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0">
                <text:p>770000</text:p>
              </table:table-cell>
              <table:table-cell office:value-type="float" office:value="0.401500940322876">
                <text:p>0.401500940322876</text:p>
              </table:table-cell>
              <table:table-cell office:value-type="float" office:value="0.986109972000122">
                <text:p>0.9861099720001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0">
                <text:p>780000</text:p>
              </table:table-cell>
              <table:table-cell office:value-type="float" office:value="0.409574031829834">
                <text:p>0.409574031829834</text:p>
              </table:table-cell>
              <table:table-cell office:value-type="float" office:value="1.01367807388306">
                <text:p>1.013678073883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0">
                <text:p>790000</text:p>
              </table:table-cell>
              <table:table-cell office:value-type="float" office:value="0.420232772827148">
                <text:p>0.420232772827148</text:p>
              </table:table-cell>
              <table:table-cell office:value-type="float" office:value="1.01343488693237">
                <text:p>1.013434886932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0">
                <text:p>800000</text:p>
              </table:table-cell>
              <table:table-cell office:value-type="float" office:value="0.422231912612915">
                <text:p>0.422231912612915</text:p>
              </table:table-cell>
              <table:table-cell office:value-type="float" office:value="1.0094940662384">
                <text:p>1.00949406623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0">
                <text:p>810000</text:p>
              </table:table-cell>
              <table:table-cell office:value-type="float" office:value="0.423887968063355">
                <text:p>0.423887968063355</text:p>
              </table:table-cell>
              <table:table-cell office:value-type="float" office:value="1.0738639831543">
                <text:p>1.07386398315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0">
                <text:p>820000</text:p>
              </table:table-cell>
              <table:table-cell office:value-type="float" office:value="0.431159973144531">
                <text:p>0.431159973144531</text:p>
              </table:table-cell>
              <table:table-cell office:value-type="float" office:value="1.05154991149902">
                <text:p>1.05154991149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0">
                <text:p>830000</text:p>
              </table:table-cell>
              <table:table-cell office:value-type="float" office:value="0.447658061981201">
                <text:p>0.447658061981201</text:p>
              </table:table-cell>
              <table:table-cell office:value-type="float" office:value="1.05421900749207">
                <text:p>1.054219007492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0">
                <text:p>840000</text:p>
              </table:table-cell>
              <table:table-cell office:value-type="float" office:value="0.443980932235718">
                <text:p>0.443980932235718</text:p>
              </table:table-cell>
              <table:table-cell office:value-type="float" office:value="1.10305380821228">
                <text:p>1.103053808212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0">
                <text:p>850000</text:p>
              </table:table-cell>
              <table:table-cell office:value-type="float" office:value="0.55264687538147">
                <text:p>0.55264687538147</text:p>
              </table:table-cell>
              <table:table-cell office:value-type="float" office:value="1.10664701461792">
                <text:p>1.106647014617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0">
                <text:p>860000</text:p>
              </table:table-cell>
              <table:table-cell office:value-type="float" office:value="0.441481828689575">
                <text:p>0.441481828689575</text:p>
              </table:table-cell>
              <table:table-cell office:value-type="float" office:value="1.11058378219605">
                <text:p>1.110583782196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0">
                <text:p>870000</text:p>
              </table:table-cell>
              <table:table-cell office:value-type="float" office:value="0.455016851425171">
                <text:p>0.455016851425171</text:p>
              </table:table-cell>
              <table:table-cell office:value-type="float" office:value="1.10375785827637">
                <text:p>1.103757858276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0">
                <text:p>880000</text:p>
              </table:table-cell>
              <table:table-cell office:value-type="float" office:value="0.466568946838379">
                <text:p>0.466568946838379</text:p>
              </table:table-cell>
              <table:table-cell office:value-type="float" office:value="1.15605592727661">
                <text:p>1.156055927276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0">
                <text:p>890000</text:p>
              </table:table-cell>
              <table:table-cell office:value-type="float" office:value="0.457758903503418">
                <text:p>0.457758903503418</text:p>
              </table:table-cell>
              <table:table-cell office:value-type="float" office:value="1.15172100067139">
                <text:p>1.151721000671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0">
                <text:p>900000</text:p>
              </table:table-cell>
              <table:table-cell office:value-type="float" office:value="0.463277101516724">
                <text:p>0.463277101516724</text:p>
              </table:table-cell>
              <table:table-cell office:value-type="float" office:value="1.17442488670349">
                <text:p>1.174424886703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0">
                <text:p>910000</text:p>
              </table:table-cell>
              <table:table-cell office:value-type="float" office:value="0.475456953048706">
                <text:p>0.475456953048706</text:p>
              </table:table-cell>
              <table:table-cell office:value-type="float" office:value="1.17199611663818">
                <text:p>1.171996116638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0">
                <text:p>920000</text:p>
              </table:table-cell>
              <table:table-cell office:value-type="float" office:value="0.495332956314087">
                <text:p>0.495332956314087</text:p>
              </table:table-cell>
              <table:table-cell office:value-type="float" office:value="1.2120897769928">
                <text:p>1.21208977699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0">
                <text:p>930000</text:p>
              </table:table-cell>
              <table:table-cell office:value-type="float" office:value="0.499507904052734">
                <text:p>0.499507904052734</text:p>
              </table:table-cell>
              <table:table-cell office:value-type="float" office:value="1.25437498092651">
                <text:p>1.254374980926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0">
                <text:p>940000</text:p>
              </table:table-cell>
              <table:table-cell office:value-type="float" office:value="0.560107946395874">
                <text:p>0.560107946395874</text:p>
              </table:table-cell>
              <table:table-cell office:value-type="float" office:value="1.21646809577942">
                <text:p>1.216468095779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0">
                <text:p>950000</text:p>
              </table:table-cell>
              <table:table-cell office:value-type="float" office:value="0.504472970962524">
                <text:p>0.504472970962524</text:p>
              </table:table-cell>
              <table:table-cell office:value-type="float" office:value="1.24685096740723">
                <text:p>1.246850967407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0">
                <text:p>960000</text:p>
              </table:table-cell>
              <table:table-cell office:value-type="float" office:value="0.531534910202026">
                <text:p>0.531534910202026</text:p>
              </table:table-cell>
              <table:table-cell office:value-type="float" office:value="1.21878886222839">
                <text:p>1.218788862228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0">
                <text:p>970000</text:p>
              </table:table-cell>
              <table:table-cell office:value-type="float" office:value="0.659466981887817">
                <text:p>0.659466981887817</text:p>
              </table:table-cell>
              <table:table-cell office:value-type="float" office:value="1.25659203529358">
                <text:p>1.256592035293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0">
                <text:p>980000</text:p>
              </table:table-cell>
              <table:table-cell office:value-type="float" office:value="0.517629861831665">
                <text:p>0.517629861831665</text:p>
              </table:table-cell>
              <table:table-cell office:value-type="float" office:value="1.26209092140198">
                <text:p>1.262090921401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0">
                <text:p>990000</text:p>
              </table:table-cell>
              <table:table-cell office:value-type="float" office:value="0.514530897140503">
                <text:p>0.514530897140503</text:p>
              </table:table-cell>
              <table:table-cell office:value-type="float" office:value="1.27546715736389">
                <text:p>1.275467157363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0">
                <text:p>1000000</text:p>
              </table:table-cell>
              <table:table-cell office:value-type="float" office:value="0.53915286064148">
                <text:p>0.53915286064148</text:p>
              </table:table-cell>
              <table:table-cell office:value-type="float" office:value="1.29479002952576">
                <text:p>1.29479002952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97cm" svg:height="11.482cm" xlink:href=".." xlink:type="simple" chart:class="chart:scatter" chart:style-name="ch1">
        <chart:title svg:x="8.58cm" svg:y="0.365cm" chart:style-name="ch2">
          <text:p>Speedup Graph</text:p>
        </chart:title>
        <chart:legend chart:legend-position="end" svg:x="16.036cm" svg:y="5.442cm" style:legend-expansion="high" chart:style-name="ch3"/>
        <chart:plot-area chart:style-name="ch4" table:cell-range-address="Sheet1.A1:Sheet1.A101 Sheet1.D1:Sheet1.D101" chart:data-source-has-labels="both" svg:x="1.418cm" svg:y="1.831cm" svg:width="13.805cm" svg:height="8.441cm">
          <chartooo:coordinate-region svg:x="2.145cm" svg:y="2.03cm" svg:width="12.429cm" svg:height="7.595cm"/>
          <chart:axis chart:dimension="x" chart:name="primary-x" chart:style-name="ch5" chartooo:axis-type="auto">
            <chart:title svg:x="7.151cm" svg:y="10.501cm" chart:style-name="ch6">
              <text:p>Dataset Size(n)</text:p>
            </chart:title>
            <chart:categories table:cell-range-address="Sheet1.A2:Sheet1.A101"/>
          </chart:axis>
          <chart:axis chart:dimension="y" chart:name="primary-y" chart:style-name="ch5">
            <chart:title svg:x="0.451cm" svg:y="6.77cm" chart:style-name="ch7">
              <text:p>Speedup</text:p>
            </chart:title>
            <chart:grid chart:style-name="ch8" chart:class="major"/>
          </chart:axis>
          <chart:series chart:style-name="ch9" chart:values-cell-range-address="Sheet1.D2:Sheet1.D101" chart:label-cell-address="Sheet1.D1:Sheet1.D1" chart:class="chart:scatter">
            <chart:domain table:cell-range-address="Sheet1.A2:Sheet1.A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(with N=4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101</svg:desc>
                </draw:g>
              </table:table-cell>
              <table:table-cell office:value-type="float" office:value="1.76675607104023">
                <text:p>1.76675607104023</text:p>
                <draw:g>
                  <svg:desc>Sheet1.D2:Sheet1.D10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07450081478927">
                <text:p>1.0745008147892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16448663125342">
                <text:p>1.1644866312534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.09947431356181">
                <text:p>2.0994743135618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.02645710030181">
                <text:p>3.0264571003018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.00107342966677">
                <text:p>2.0010734296667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.32127997105523">
                <text:p>3.3212799710552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.48065395935097">
                <text:p>2.4806539593509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3.09343805010156">
                <text:p>3.0934380501015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6688337887652">
                <text:p>2.6688337887652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1.74582742293726">
                <text:p>1.74582742293726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2.23947448744342">
                <text:p>2.23947448744342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2.20798888544733">
                <text:p>2.20798888544733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.79770705177284">
                <text:p>1.79770705177284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2.14907348555224">
                <text:p>2.14907348555224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2.43567155383809">
                <text:p>2.43567155383809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2.45152063510595">
                <text:p>2.45152063510595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1.81255151997362">
                <text:p>1.81255151997362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2.46624155854384">
                <text:p>2.4662415585438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.46638350345961">
                <text:p>2.46638350345961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1.74048681535281">
                <text:p>1.74048681535281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2.32956839308144">
                <text:p>2.32956839308144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2.60827672059721">
                <text:p>2.60827672059721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2.50852103997149">
                <text:p>2.50852103997149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.47234396197113">
                <text:p>2.47234396197113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1.73767886901285">
                <text:p>1.73767886901285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2.49588298444299">
                <text:p>2.49588298444299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2.37107086394495">
                <text:p>2.37107086394495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2.22090703432551">
                <text:p>2.22090703432551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.33693687420393">
                <text:p>2.33693687420393</text:p>
              </table:table-cell>
            </table:table-row>
            <table:table-row>
              <table:table-cell office:value-type="float" office:value="310000">
                <text:p>310000</text:p>
              </table:table-cell>
              <table:table-cell office:value-type="float" office:value="2.59789982773591">
                <text:p>2.59789982773591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2.3551552840792">
                <text:p>2.3551552840792</text:p>
              </table:table-cell>
            </table:table-row>
            <table:table-row>
              <table:table-cell office:value-type="float" office:value="330000">
                <text:p>330000</text:p>
              </table:table-cell>
              <table:table-cell office:value-type="float" office:value="1.79399351983675">
                <text:p>1.79399351983675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2.44725146322228">
                <text:p>2.44725146322228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2.43854046743924">
                <text:p>2.43854046743924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2.37958572560197">
                <text:p>2.37958572560197</text:p>
              </table:table-cell>
            </table:table-row>
            <table:table-row>
              <table:table-cell office:value-type="float" office:value="370000">
                <text:p>370000</text:p>
              </table:table-cell>
              <table:table-cell office:value-type="float" office:value="1.9700318807734">
                <text:p>1.9700318807734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2.40638613711412">
                <text:p>2.40638613711412</text:p>
              </table:table-cell>
            </table:table-row>
            <table:table-row>
              <table:table-cell office:value-type="float" office:value="390000">
                <text:p>390000</text:p>
              </table:table-cell>
              <table:table-cell office:value-type="float" office:value="2.50722462356909">
                <text:p>2.5072246235690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.87781452248388">
                <text:p>1.87781452248388</text:p>
              </table:table-cell>
            </table:table-row>
            <table:table-row>
              <table:table-cell office:value-type="float" office:value="410000">
                <text:p>410000</text:p>
              </table:table-cell>
              <table:table-cell office:value-type="float" office:value="2.34441321955407">
                <text:p>2.34441321955407</text:p>
              </table:table-cell>
            </table:table-row>
            <table:table-row>
              <table:table-cell office:value-type="float" office:value="420000">
                <text:p>420000</text:p>
              </table:table-cell>
              <table:table-cell office:value-type="float" office:value="1.95951151063601">
                <text:p>1.95951151063601</text:p>
              </table:table-cell>
            </table:table-row>
            <table:table-row>
              <table:table-cell office:value-type="float" office:value="430000">
                <text:p>430000</text:p>
              </table:table-cell>
              <table:table-cell office:value-type="float" office:value="2.38993760113321">
                <text:p>2.38993760113321</text:p>
              </table:table-cell>
            </table:table-row>
            <table:table-row>
              <table:table-cell office:value-type="float" office:value="440000">
                <text:p>440000</text:p>
              </table:table-cell>
              <table:table-cell office:value-type="float" office:value="1.9730784127436">
                <text:p>1.9730784127436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2.39974318224896">
                <text:p>2.39974318224896</text:p>
              </table:table-cell>
            </table:table-row>
            <table:table-row>
              <table:table-cell office:value-type="float" office:value="460000">
                <text:p>460000</text:p>
              </table:table-cell>
              <table:table-cell office:value-type="float" office:value="2.44336026353415">
                <text:p>2.44336026353415</text:p>
              </table:table-cell>
            </table:table-row>
            <table:table-row>
              <table:table-cell office:value-type="float" office:value="470000">
                <text:p>470000</text:p>
              </table:table-cell>
              <table:table-cell office:value-type="float" office:value="1.89973720188364">
                <text:p>1.89973720188364</text:p>
              </table:table-cell>
            </table:table-row>
            <table:table-row>
              <table:table-cell office:value-type="float" office:value="480000">
                <text:p>480000</text:p>
              </table:table-cell>
              <table:table-cell office:value-type="float" office:value="2.29735042181611">
                <text:p>2.29735042181611</text:p>
              </table:table-cell>
            </table:table-row>
            <table:table-row>
              <table:table-cell office:value-type="float" office:value="490000">
                <text:p>490000</text:p>
              </table:table-cell>
              <table:table-cell office:value-type="float" office:value="2.43774511617582">
                <text:p>2.43774511617582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.14140977485743">
                <text:p>2.14140977485743</text:p>
              </table:table-cell>
            </table:table-row>
            <table:table-row>
              <table:table-cell office:value-type="float" office:value="510000">
                <text:p>510000</text:p>
              </table:table-cell>
              <table:table-cell office:value-type="float" office:value="1.91089486000389">
                <text:p>1.91089486000389</text:p>
              </table:table-cell>
            </table:table-row>
            <table:table-row>
              <table:table-cell office:value-type="float" office:value="520000">
                <text:p>520000</text:p>
              </table:table-cell>
              <table:table-cell office:value-type="float" office:value="2.50640761784194">
                <text:p>2.50640761784194</text:p>
              </table:table-cell>
            </table:table-row>
            <table:table-row>
              <table:table-cell office:value-type="float" office:value="530000">
                <text:p>530000</text:p>
              </table:table-cell>
              <table:table-cell office:value-type="float" office:value="1.92787492084478">
                <text:p>1.92787492084478</text:p>
              </table:table-cell>
            </table:table-row>
            <table:table-row>
              <table:table-cell office:value-type="float" office:value="540000">
                <text:p>540000</text:p>
              </table:table-cell>
              <table:table-cell office:value-type="float" office:value="1.9639455562772">
                <text:p>1.9639455562772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2.36516318561244">
                <text:p>2.36516318561244</text:p>
              </table:table-cell>
            </table:table-row>
            <table:table-row>
              <table:table-cell office:value-type="float" office:value="560000">
                <text:p>560000</text:p>
              </table:table-cell>
              <table:table-cell office:value-type="float" office:value="2.38408124364283">
                <text:p>2.38408124364283</text:p>
              </table:table-cell>
            </table:table-row>
            <table:table-row>
              <table:table-cell office:value-type="float" office:value="570000">
                <text:p>570000</text:p>
              </table:table-cell>
              <table:table-cell office:value-type="float" office:value="1.84782411060726">
                <text:p>1.84782411060726</text:p>
              </table:table-cell>
            </table:table-row>
            <table:table-row>
              <table:table-cell office:value-type="float" office:value="580000">
                <text:p>580000</text:p>
              </table:table-cell>
              <table:table-cell office:value-type="float" office:value="1.98874823846878">
                <text:p>1.98874823846878</text:p>
              </table:table-cell>
            </table:table-row>
            <table:table-row>
              <table:table-cell office:value-type="float" office:value="590000">
                <text:p>590000</text:p>
              </table:table-cell>
              <table:table-cell office:value-type="float" office:value="2.48365491427832">
                <text:p>2.48365491427832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2.38051221084359">
                <text:p>2.38051221084359</text:p>
              </table:table-cell>
            </table:table-row>
            <table:table-row>
              <table:table-cell office:value-type="float" office:value="610000">
                <text:p>610000</text:p>
              </table:table-cell>
              <table:table-cell office:value-type="float" office:value="2.54425605570738">
                <text:p>2.54425605570738</text:p>
              </table:table-cell>
            </table:table-row>
            <table:table-row>
              <table:table-cell office:value-type="float" office:value="620000">
                <text:p>620000</text:p>
              </table:table-cell>
              <table:table-cell office:value-type="float" office:value="2.44476783572979">
                <text:p>2.44476783572979</text:p>
              </table:table-cell>
            </table:table-row>
            <table:table-row>
              <table:table-cell office:value-type="float" office:value="630000">
                <text:p>630000</text:p>
              </table:table-cell>
              <table:table-cell office:value-type="float" office:value="2.45341967904521">
                <text:p>2.45341967904521</text:p>
              </table:table-cell>
            </table:table-row>
            <table:table-row>
              <table:table-cell office:value-type="float" office:value="640000">
                <text:p>640000</text:p>
              </table:table-cell>
              <table:table-cell office:value-type="float" office:value="2.51137996986206">
                <text:p>2.51137996986206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1.87193906099939">
                <text:p>1.87193906099939</text:p>
              </table:table-cell>
            </table:table-row>
            <table:table-row>
              <table:table-cell office:value-type="float" office:value="660000">
                <text:p>660000</text:p>
              </table:table-cell>
              <table:table-cell office:value-type="float" office:value="2.4766552559014">
                <text:p>2.4766552559014</text:p>
              </table:table-cell>
            </table:table-row>
            <table:table-row>
              <table:table-cell office:value-type="float" office:value="670000">
                <text:p>670000</text:p>
              </table:table-cell>
              <table:table-cell office:value-type="float" office:value="2.39099080828626">
                <text:p>2.39099080828626</text:p>
              </table:table-cell>
            </table:table-row>
            <table:table-row>
              <table:table-cell office:value-type="float" office:value="680000">
                <text:p>680000</text:p>
              </table:table-cell>
              <table:table-cell office:value-type="float" office:value="2.07703768719292">
                <text:p>2.07703768719292</text:p>
              </table:table-cell>
            </table:table-row>
            <table:table-row>
              <table:table-cell office:value-type="float" office:value="690000">
                <text:p>690000</text:p>
              </table:table-cell>
              <table:table-cell office:value-type="float" office:value="2.40872225975781">
                <text:p>2.40872225975781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1.9923504140219">
                <text:p>1.9923504140219</text:p>
              </table:table-cell>
            </table:table-row>
            <table:table-row>
              <table:table-cell office:value-type="float" office:value="710000">
                <text:p>710000</text:p>
              </table:table-cell>
              <table:table-cell office:value-type="float" office:value="2.40893422854037">
                <text:p>2.40893422854037</text:p>
              </table:table-cell>
            </table:table-row>
            <table:table-row>
              <table:table-cell office:value-type="float" office:value="720000">
                <text:p>720000</text:p>
              </table:table-cell>
              <table:table-cell office:value-type="float" office:value="2.40399953106624">
                <text:p>2.40399953106624</text:p>
              </table:table-cell>
            </table:table-row>
            <table:table-row>
              <table:table-cell office:value-type="float" office:value="730000">
                <text:p>730000</text:p>
              </table:table-cell>
              <table:table-cell office:value-type="float" office:value="1.95719342102771">
                <text:p>1.95719342102771</text:p>
              </table:table-cell>
            </table:table-row>
            <table:table-row>
              <table:table-cell office:value-type="float" office:value="740000">
                <text:p>740000</text:p>
              </table:table-cell>
              <table:table-cell office:value-type="float" office:value="2.38811193069982">
                <text:p>2.38811193069982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2.21113947848074">
                <text:p>2.21113947848074</text:p>
              </table:table-cell>
            </table:table-row>
            <table:table-row>
              <table:table-cell office:value-type="float" office:value="760000">
                <text:p>760000</text:p>
              </table:table-cell>
              <table:table-cell office:value-type="float" office:value="2.41049525050087">
                <text:p>2.41049525050087</text:p>
              </table:table-cell>
            </table:table-row>
            <table:table-row>
              <table:table-cell office:value-type="float" office:value="770000">
                <text:p>770000</text:p>
              </table:table-cell>
              <table:table-cell office:value-type="float" office:value="2.45605893527203">
                <text:p>2.45605893527203</text:p>
              </table:table-cell>
            </table:table-row>
            <table:table-row>
              <table:table-cell office:value-type="float" office:value="780000">
                <text:p>780000</text:p>
              </table:table-cell>
              <table:table-cell office:value-type="float" office:value="2.47495689449425">
                <text:p>2.47495689449425</text:p>
              </table:table-cell>
            </table:table-row>
            <table:table-row>
              <table:table-cell office:value-type="float" office:value="790000">
                <text:p>790000</text:p>
              </table:table-cell>
              <table:table-cell office:value-type="float" office:value="2.41160364555675">
                <text:p>2.4116036455567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2.39085212671707">
                <text:p>2.39085212671707</text:p>
              </table:table-cell>
            </table:table-row>
            <table:table-row>
              <table:table-cell office:value-type="float" office:value="810000">
                <text:p>810000</text:p>
              </table:table-cell>
              <table:table-cell office:value-type="float" office:value="2.53336745569951">
                <text:p>2.53336745569951</text:p>
              </table:table-cell>
            </table:table-row>
            <table:table-row>
              <table:table-cell office:value-type="float" office:value="820000">
                <text:p>820000</text:p>
              </table:table-cell>
              <table:table-cell office:value-type="float" office:value="2.43888574310336">
                <text:p>2.43888574310336</text:p>
              </table:table-cell>
            </table:table-row>
            <table:table-row>
              <table:table-cell office:value-type="float" office:value="830000">
                <text:p>830000</text:p>
              </table:table-cell>
              <table:table-cell office:value-type="float" office:value="2.3549648649829">
                <text:p>2.3549648649829</text:p>
              </table:table-cell>
            </table:table-row>
            <table:table-row>
              <table:table-cell office:value-type="float" office:value="840000">
                <text:p>840000</text:p>
              </table:table-cell>
              <table:table-cell office:value-type="float" office:value="2.48446212015846">
                <text:p>2.48446212015846</text:p>
              </table:table-cell>
            </table:table-row>
            <table:table-row>
              <table:table-cell office:value-type="float" office:value="850000">
                <text:p>850000</text:p>
              </table:table-cell>
              <table:table-cell office:value-type="float" office:value="2.00244869538807">
                <text:p>2.00244869538807</text:p>
              </table:table-cell>
            </table:table-row>
            <table:table-row>
              <table:table-cell office:value-type="float" office:value="860000">
                <text:p>860000</text:p>
              </table:table-cell>
              <table:table-cell office:value-type="float" office:value="2.51558209200258">
                <text:p>2.51558209200258</text:p>
              </table:table-cell>
            </table:table-row>
            <table:table-row>
              <table:table-cell office:value-type="float" office:value="870000">
                <text:p>870000</text:p>
              </table:table-cell>
              <table:table-cell office:value-type="float" office:value="2.42575160638393">
                <text:p>2.42575160638393</text:p>
              </table:table-cell>
            </table:table-row>
            <table:table-row>
              <table:table-cell office:value-type="float" office:value="880000">
                <text:p>880000</text:p>
              </table:table-cell>
              <table:table-cell office:value-type="float" office:value="2.47778154785143">
                <text:p>2.47778154785143</text:p>
              </table:table-cell>
            </table:table-row>
            <table:table-row>
              <table:table-cell office:value-type="float" office:value="890000">
                <text:p>890000</text:p>
              </table:table-cell>
              <table:table-cell office:value-type="float" office:value="2.51599912499089">
                <text:p>2.51599912499089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2.53503763267932">
                <text:p>2.53503763267932</text:p>
              </table:table-cell>
            </table:table-row>
            <table:table-row>
              <table:table-cell office:value-type="float" office:value="910000">
                <text:p>910000</text:p>
              </table:table-cell>
              <table:table-cell office:value-type="float" office:value="2.46498891040116">
                <text:p>2.46498891040116</text:p>
              </table:table-cell>
            </table:table-row>
            <table:table-row>
              <table:table-cell office:value-type="float" office:value="920000">
                <text:p>920000</text:p>
              </table:table-cell>
              <table:table-cell office:value-type="float" office:value="2.44702025484495">
                <text:p>2.44702025484495</text:p>
              </table:table-cell>
            </table:table-row>
            <table:table-row>
              <table:table-cell office:value-type="float" office:value="930000">
                <text:p>930000</text:p>
              </table:table-cell>
              <table:table-cell office:value-type="float" office:value="2.51122148568461">
                <text:p>2.51122148568461</text:p>
              </table:table-cell>
            </table:table-row>
            <table:table-row>
              <table:table-cell office:value-type="float" office:value="940000">
                <text:p>940000</text:p>
              </table:table-cell>
              <table:table-cell office:value-type="float" office:value="2.17184580866425">
                <text:p>2.17184580866425</text:p>
              </table:table-cell>
            </table:table-row>
            <table:table-row>
              <table:table-cell office:value-type="float" office:value="950000">
                <text:p>950000</text:p>
              </table:table-cell>
              <table:table-cell office:value-type="float" office:value="2.47159122326863">
                <text:p>2.47159122326863</text:p>
              </table:table-cell>
            </table:table-row>
            <table:table-row>
              <table:table-cell office:value-type="float" office:value="960000">
                <text:p>960000</text:p>
              </table:table-cell>
              <table:table-cell office:value-type="float" office:value="2.29296108089148">
                <text:p>2.29296108089148</text:p>
              </table:table-cell>
            </table:table-row>
            <table:table-row>
              <table:table-cell office:value-type="float" office:value="970000">
                <text:p>970000</text:p>
              </table:table-cell>
              <table:table-cell office:value-type="float" office:value="1.90546618679287">
                <text:p>1.90546618679287</text:p>
              </table:table-cell>
            </table:table-row>
            <table:table-row>
              <table:table-cell office:value-type="float" office:value="980000">
                <text:p>980000</text:p>
              </table:table-cell>
              <table:table-cell office:value-type="float" office:value="2.43821119001132">
                <text:p>2.43821119001132</text:p>
              </table:table-cell>
            </table:table-row>
            <table:table-row>
              <table:table-cell office:value-type="float" office:value="990000">
                <text:p>990000</text:p>
              </table:table-cell>
              <table:table-cell office:value-type="float" office:value="2.47889322964331">
                <text:p>2.4788932296433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40152677291784">
                <text:p>2.401526772917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